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cm" table:align="margins"/>
    </style:style>
    <style:style style:name="Table1.A" style:family="table-column">
      <style:table-column-properties style:column-width="7.999cm" style:rel-column-width="32767*"/>
    </style:style>
    <style:style style:name="Table1.B" style:family="table-column">
      <style:table-column-properties style:column-width="8.00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 fo:font-size="12pt" fo:language="pt" fo:country="BR" fo:font-weight="normal" officeooo:rsid="001d0934" officeooo:paragraph-rsid="0043dda9" style:font-size-asian="12pt" style:font-weight-asian="normal" style:font-size-complex="12pt" style:font-weight-complex="normal"/>
    </style:style>
    <style:style style:name="P5" style:family="paragraph" style:parent-style-name="Contents_20_Heading">
      <style:paragraph-properties fo:text-align="center" style:justify-single-word="false"/>
      <style:text-properties style:font-name="Arial" fo:font-size="12pt" fo:language="pt" fo:country="BR" fo:font-weight="normal" officeooo:rsid="0042075d" officeooo:paragraph-rsid="0042075d" style:font-size-asian="12pt" style:font-weight-asian="normal" style:font-size-complex="12pt" style:font-weight-complex="normal"/>
    </style:style>
    <style:style style:name="P6" style:family="paragraph" style:parent-style-name="Contents_20_Heading">
      <style:paragraph-properties fo:text-align="center" style:justify-single-word="false"/>
      <style:text-properties style:font-name="Arial" fo:font-size="12pt" fo:language="pt" fo:country="BR" fo:font-weight="normal" officeooo:rsid="0042075d" officeooo:paragraph-rsid="0043dda9" style:font-size-asian="12pt" style:font-weight-asian="normal" style:font-size-complex="12pt" style:font-weight-complex="normal"/>
    </style:style>
    <style:style style:name="P7"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4" style:font-size-complex="28pt" style:font-weight-complex="bold"/>
    </style:style>
    <style:style style:name="P8" style:family="paragraph" style:parent-style-name="Text_20_body">
      <style:text-properties style:font-name="Arial3" fo:font-size="12pt" fo:font-weight="bold" officeooo:rsid="001d0934" officeooo:paragraph-rsid="0043dda9" style:font-name-asian="Microsoft YaHei" style:font-size-asian="28pt" style:font-weight-asian="bold" style:font-name-complex="Arial4" style:font-size-complex="28pt" style:font-weight-complex="bold"/>
    </style:style>
    <style:style style:name="P9" style:family="paragraph" style:parent-style-name="Text_20_body">
      <style:text-properties style:font-name="Arial3" fo:font-size="12pt" fo:font-weight="bold" officeooo:rsid="0042075d" officeooo:paragraph-rsid="001d0934" style:font-name-asian="Microsoft YaHei" style:font-size-asian="28pt" style:font-weight-asian="bold" style:font-name-complex="Arial4" style:font-size-complex="28pt" style:font-weight-complex="bold"/>
    </style:style>
    <style:style style:name="P10" style:family="paragraph" style:parent-style-name="Text_20_body">
      <style:text-properties style:font-name="Arial3" fo:font-size="12pt" fo:font-weight="bold" officeooo:rsid="0042075d" officeooo:paragraph-rsid="0042075d" style:font-name-asian="Microsoft YaHei" style:font-size-asian="28pt" style:font-weight-asian="bold" style:font-name-complex="Arial4" style:font-size-complex="28pt" style:font-weight-complex="bold"/>
    </style:style>
    <style:style style:name="P11" style:family="paragraph" style:parent-style-name="Text_20_body">
      <style:text-properties style:font-name="Arial3" fo:font-size="12pt" fo:font-weight="bold" officeooo:rsid="0042075d" officeooo:paragraph-rsid="0043dda9" style:font-name-asian="Microsoft YaHei" style:font-size-asian="28pt" style:font-weight-asian="bold" style:font-name-complex="Arial4" style:font-size-complex="28pt" style:font-weight-complex="bold"/>
    </style:style>
    <style:style style:name="P12"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3" style:family="paragraph" style:parent-style-name="Text_20_body">
      <style:text-properties style:font-name="Arial3" fo:font-size="12pt" fo:font-weight="normal" officeooo:rsid="001d0934" officeooo:paragraph-rsid="0043dda9" style:font-name-asian="Microsoft YaHei" style:font-size-asian="28pt" style:font-weight-asian="normal" style:font-name-complex="Arial4" style:font-size-complex="28pt" style:font-weight-complex="normal"/>
    </style:style>
    <style:style style:name="P14" style:family="paragraph" style:parent-style-name="Text_20_body">
      <style:text-properties officeooo:paragraph-rsid="004195c8"/>
    </style:style>
    <style:style style:name="P15" style:family="paragraph" style:parent-style-name="Text_20_body">
      <style:paragraph-properties fo:text-align="center" style:justify-single-word="false"/>
      <style:text-properties officeooo:paragraph-rsid="00441f32"/>
    </style:style>
    <style:style style:name="P16" style:family="paragraph" style:parent-style-name="Text_20_body">
      <style:paragraph-properties fo:text-align="center" style:justify-single-word="false"/>
      <style:text-properties officeooo:paragraph-rsid="006b9749"/>
    </style:style>
    <style:style style:name="P17" style:family="paragraph" style:parent-style-name="Text_20_body">
      <style:text-properties officeooo:rsid="0045ec9e" officeooo:paragraph-rsid="0045ec9e"/>
    </style:style>
    <style:style style:name="P18" style:family="paragraph" style:parent-style-name="Text_20_body">
      <style:text-properties officeooo:rsid="0045ec9e" officeooo:paragraph-rsid="0045ec9e" fo:background-color="#ffff00"/>
    </style:style>
    <style:style style:name="P19" style:family="paragraph" style:parent-style-name="Text_20_body">
      <style:text-properties officeooo:rsid="004f84b6" officeooo:paragraph-rsid="004f84b6" fo:background-color="#ffff00"/>
    </style:style>
    <style:style style:name="P20" style:family="paragraph" style:parent-style-name="Text_20_body">
      <style:text-properties officeooo:rsid="005ba5c7" officeooo:paragraph-rsid="005ba5c7" fo:background-color="#ffff00"/>
    </style:style>
    <style:style style:name="P21" style:family="paragraph" style:parent-style-name="Text_20_body">
      <style:text-properties officeooo:rsid="00475a3d" officeooo:paragraph-rsid="0048c6c7" fo:background-color="#ffff00"/>
    </style:style>
    <style:style style:name="P22" style:family="paragraph" style:parent-style-name="Text_20_body">
      <style:text-properties officeooo:rsid="00708513" officeooo:paragraph-rsid="00708513" fo:background-color="#ffff00"/>
    </style:style>
    <style:style style:name="P23" style:family="paragraph" style:parent-style-name="Text_20_body">
      <style:text-properties officeooo:rsid="007486fb" officeooo:paragraph-rsid="007486fb" fo:background-color="#ffff00"/>
    </style:style>
    <style:style style:name="P24" style:family="paragraph" style:parent-style-name="Text_20_body">
      <style:paragraph-properties fo:text-align="start" style:justify-single-word="false"/>
      <style:text-properties officeooo:rsid="007486fb" officeooo:paragraph-rsid="007486fb" fo:background-color="#ffff00"/>
    </style:style>
    <style:style style:name="P25" style:family="paragraph" style:parent-style-name="Text_20_body">
      <style:text-properties officeooo:rsid="00768244" officeooo:paragraph-rsid="00768244" fo:background-color="#ffff00"/>
    </style:style>
    <style:style style:name="P26" style:family="paragraph" style:parent-style-name="Text_20_body">
      <style:text-properties officeooo:rsid="0048c6c7" officeooo:paragraph-rsid="0048c6c7"/>
    </style:style>
    <style:style style:name="P27" style:family="paragraph" style:parent-style-name="Text_20_body">
      <style:text-properties officeooo:paragraph-rsid="0048c6c7"/>
    </style:style>
    <style:style style:name="P28" style:family="paragraph" style:parent-style-name="Text_20_body">
      <style:paragraph-properties fo:text-align="center" style:justify-single-word="false"/>
      <style:text-properties officeooo:rsid="004c6bc9" officeooo:paragraph-rsid="004c6bc9"/>
    </style:style>
    <style:style style:name="P29" style:family="paragraph" style:parent-style-name="Text_20_body">
      <style:paragraph-properties fo:text-align="center" style:justify-single-word="false"/>
      <style:text-properties officeooo:rsid="004d03b0" officeooo:paragraph-rsid="004d03b0"/>
    </style:style>
    <style:style style:name="P30" style:family="paragraph" style:parent-style-name="Text_20_body">
      <style:text-properties officeooo:rsid="004da413" officeooo:paragraph-rsid="004da413"/>
    </style:style>
    <style:style style:name="P31" style:family="paragraph" style:parent-style-name="Text_20_body">
      <style:text-properties officeooo:rsid="004f84b6" officeooo:paragraph-rsid="004f84b6"/>
    </style:style>
    <style:style style:name="P32" style:family="paragraph" style:parent-style-name="Text_20_body">
      <style:text-properties officeooo:rsid="004f84b6" officeooo:paragraph-rsid="004f84b6" fo:background-color="transparent"/>
    </style:style>
    <style:style style:name="P33" style:family="paragraph" style:parent-style-name="Text_20_body">
      <style:text-properties officeooo:rsid="0053130d" officeooo:paragraph-rsid="0053130d" fo:background-color="transparent"/>
    </style:style>
    <style:style style:name="P34" style:family="paragraph" style:parent-style-name="Text_20_body">
      <style:paragraph-properties fo:text-align="start" style:justify-single-word="false"/>
      <style:text-properties officeooo:rsid="007486fb" officeooo:paragraph-rsid="007486fb" fo:background-color="transparent"/>
    </style:style>
    <style:style style:name="P35" style:family="paragraph" style:parent-style-name="Text_20_body">
      <style:text-properties officeooo:rsid="0050b3eb" officeooo:paragraph-rsid="0050b3eb"/>
    </style:style>
    <style:style style:name="P36" style:family="paragraph" style:parent-style-name="Text_20_body">
      <style:text-properties officeooo:rsid="00529563" officeooo:paragraph-rsid="0050b3eb"/>
    </style:style>
    <style:style style:name="P37" style:family="paragraph" style:parent-style-name="Text_20_body">
      <style:paragraph-properties fo:text-align="justify" style:justify-single-word="false"/>
      <style:text-properties officeooo:rsid="00529563" officeooo:paragraph-rsid="00529563"/>
    </style:style>
    <style:style style:name="P38" style:family="paragraph" style:parent-style-name="Text_20_body">
      <style:text-properties officeooo:rsid="0056e030" officeooo:paragraph-rsid="0056e030"/>
    </style:style>
    <style:style style:name="P39" style:family="paragraph" style:parent-style-name="Text_20_body">
      <style:text-properties officeooo:rsid="00570f8c" officeooo:paragraph-rsid="00570f8c"/>
    </style:style>
    <style:style style:name="P40" style:family="paragraph" style:parent-style-name="Text_20_body">
      <style:text-properties officeooo:rsid="00592ae4" officeooo:paragraph-rsid="00592ae4"/>
    </style:style>
    <style:style style:name="P41" style:family="paragraph" style:parent-style-name="Text_20_body">
      <style:text-properties officeooo:rsid="005acc8a" officeooo:paragraph-rsid="005acc8a"/>
    </style:style>
    <style:style style:name="P42" style:family="paragraph" style:parent-style-name="Text_20_body">
      <style:text-properties officeooo:rsid="005b1105" officeooo:paragraph-rsid="005b1105"/>
    </style:style>
    <style:style style:name="P43" style:family="paragraph" style:parent-style-name="Text_20_body">
      <style:text-properties officeooo:rsid="005ba5c7" officeooo:paragraph-rsid="005ba5c7"/>
    </style:style>
    <style:style style:name="P44" style:family="paragraph" style:parent-style-name="Text_20_body">
      <style:text-properties fo:font-weight="bold" officeooo:rsid="005ba5c7" officeooo:paragraph-rsid="005ba5c7" style:font-weight-asian="bold" style:font-weight-complex="bold"/>
    </style:style>
    <style:style style:name="P45" style:family="paragraph" style:parent-style-name="Text_20_body">
      <style:text-properties fo:font-weight="bold" officeooo:rsid="00750294" officeooo:paragraph-rsid="00750294" style:font-weight-asian="bold" style:font-weight-complex="bold"/>
    </style:style>
    <style:style style:name="P46" style:family="paragraph" style:parent-style-name="Text_20_body">
      <style:text-properties officeooo:rsid="005fd02e" officeooo:paragraph-rsid="005fd02e"/>
    </style:style>
    <style:style style:name="P47" style:family="paragraph" style:parent-style-name="Text_20_body">
      <style:paragraph-properties fo:text-align="center" style:justify-single-word="false"/>
      <style:text-properties officeooo:rsid="005fd02e" officeooo:paragraph-rsid="005fd02e"/>
    </style:style>
    <style:style style:name="P48" style:family="paragraph" style:parent-style-name="Text_20_body">
      <style:text-properties officeooo:rsid="005fd02e" officeooo:paragraph-rsid="006093c4"/>
    </style:style>
    <style:style style:name="P49" style:family="paragraph" style:parent-style-name="Text_20_body">
      <style:text-properties officeooo:rsid="006383f3" officeooo:paragraph-rsid="006383f3"/>
    </style:style>
    <style:style style:name="P50" style:family="paragraph" style:parent-style-name="Text_20_body">
      <style:text-properties style:use-window-font-color="true" officeooo:rsid="006757e7" officeooo:paragraph-rsid="006757e7" fo:background-color="transparent"/>
    </style:style>
    <style:style style:name="P51" style:family="paragraph" style:parent-style-name="Text_20_body">
      <style:text-properties style:use-window-font-color="true" fo:font-style="normal" fo:font-weight="normal" officeooo:rsid="00660929" officeooo:paragraph-rsid="00660929" fo:background-color="transparent" style:font-style-asian="normal" style:font-weight-asian="normal" style:font-style-complex="normal" style:font-weight-complex="normal"/>
    </style:style>
    <style:style style:name="P52" style:family="paragraph" style:parent-style-name="Text_20_body">
      <style:text-properties style:use-window-font-color="true" fo:font-style="normal" fo:font-weight="normal" officeooo:rsid="006757e7" officeooo:paragraph-rsid="006757e7" fo:background-color="transparent" style:font-style-asian="normal" style:font-weight-asian="normal" style:font-style-complex="normal" style:font-weight-complex="normal"/>
    </style:style>
    <style:style style:name="P53" style:family="paragraph" style:parent-style-name="Text_20_body">
      <style:text-properties officeooo:rsid="00693419" officeooo:paragraph-rsid="00693419"/>
    </style:style>
    <style:style style:name="P54" style:family="paragraph" style:parent-style-name="Text_20_body">
      <style:text-properties fo:font-style="normal" fo:font-weight="normal" officeooo:rsid="006093c4" officeooo:paragraph-rsid="00660929" style:font-style-asian="normal" style:font-weight-asian="normal" style:font-style-complex="normal" style:font-weight-complex="normal"/>
    </style:style>
    <style:style style:name="P55" style:family="paragraph" style:parent-style-name="Text_20_body">
      <style:text-properties fo:font-style="normal" fo:font-weight="normal" officeooo:rsid="00660929" officeooo:paragraph-rsid="00660929" fo:background-color="#ffff00" style:font-style-asian="normal" style:font-weight-asian="normal" style:font-style-complex="normal" style:font-weight-complex="normal"/>
    </style:style>
    <style:style style:name="P56" style:family="paragraph" style:parent-style-name="Text_20_body">
      <style:text-properties fo:color="#c9211e" fo:font-style="normal" fo:font-weight="normal" officeooo:rsid="00660929" officeooo:paragraph-rsid="00660929" fo:background-color="transparent" style:font-style-asian="normal" style:font-weight-asian="normal" style:font-style-complex="normal" style:font-weight-complex="normal"/>
    </style:style>
    <style:style style:name="P57" style:family="paragraph" style:parent-style-name="Text_20_body">
      <style:text-properties fo:color="#c9211e" officeooo:rsid="0048c6c7" officeooo:paragraph-rsid="0048c6c7"/>
    </style:style>
    <style:style style:name="P58" style:family="paragraph" style:parent-style-name="Text_20_body">
      <style:text-properties style:font-name="Arial1" fo:language="pt" fo:country="BR" officeooo:rsid="00693419" officeooo:paragraph-rsid="00693419"/>
    </style:style>
    <style:style style:name="P59" style:family="paragraph" style:parent-style-name="Text_20_body">
      <style:paragraph-properties fo:text-align="center" style:justify-single-word="false"/>
      <style:text-properties style:font-name="Arial1" fo:language="pt" fo:country="BR" fo:font-weight="bold" officeooo:rsid="006b9749" officeooo:paragraph-rsid="006b9749" fo:background-color="transparent" style:font-weight-asian="bold" style:font-weight-complex="bold"/>
    </style:style>
    <style:style style:name="P60" style:family="paragraph" style:parent-style-name="Text_20_body">
      <style:text-properties officeooo:rsid="006b9749" officeooo:paragraph-rsid="006b9749"/>
    </style:style>
    <style:style style:name="P61" style:family="paragraph" style:parent-style-name="Text_20_body">
      <style:text-properties officeooo:paragraph-rsid="006b9749"/>
    </style:style>
    <style:style style:name="P62" style:family="paragraph" style:parent-style-name="Text_20_body">
      <style:text-properties officeooo:rsid="006c04a7" officeooo:paragraph-rsid="006c04a7"/>
    </style:style>
    <style:style style:name="P63" style:family="paragraph" style:parent-style-name="Text_20_body">
      <style:text-properties officeooo:paragraph-rsid="006c04a7"/>
    </style:style>
    <style:style style:name="P64" style:family="paragraph" style:parent-style-name="Text_20_body">
      <style:text-properties officeooo:rsid="006d1cfe" officeooo:paragraph-rsid="006d1cfe"/>
    </style:style>
    <style:style style:name="P65" style:family="paragraph" style:parent-style-name="Text_20_body">
      <style:text-properties officeooo:rsid="006d3baa" officeooo:paragraph-rsid="006d3baa"/>
    </style:style>
    <style:style style:name="P66" style:family="paragraph" style:parent-style-name="Text_20_body">
      <style:text-properties officeooo:rsid="006f06c2" officeooo:paragraph-rsid="006f06c2"/>
    </style:style>
    <style:style style:name="P67" style:family="paragraph" style:parent-style-name="Text_20_body">
      <style:text-properties officeooo:rsid="00708513" officeooo:paragraph-rsid="00708513"/>
    </style:style>
    <style:style style:name="P68" style:family="paragraph" style:parent-style-name="Text_20_body">
      <style:paragraph-properties fo:text-align="center" style:justify-single-word="false"/>
      <style:text-properties officeooo:rsid="0071d03f" officeooo:paragraph-rsid="0071d03f"/>
    </style:style>
    <style:style style:name="P69" style:family="paragraph" style:parent-style-name="Text_20_body">
      <style:paragraph-properties fo:text-align="start" style:justify-single-word="false"/>
      <style:text-properties officeooo:rsid="0071d03f" officeooo:paragraph-rsid="0071d03f"/>
    </style:style>
    <style:style style:name="P70" style:family="paragraph" style:parent-style-name="Text_20_body">
      <style:paragraph-properties fo:text-align="start" style:justify-single-word="false"/>
      <style:text-properties officeooo:rsid="0073b6a4" officeooo:paragraph-rsid="0073b6a4"/>
    </style:style>
    <style:style style:name="P71" style:family="paragraph" style:parent-style-name="Text_20_body">
      <style:text-properties officeooo:rsid="007486fb" officeooo:paragraph-rsid="007486fb"/>
    </style:style>
    <style:style style:name="P72" style:family="paragraph" style:parent-style-name="Text_20_body">
      <style:text-properties officeooo:rsid="00750294" officeooo:paragraph-rsid="00750294"/>
    </style:style>
    <style:style style:name="P73" style:family="paragraph" style:parent-style-name="Text_20_body">
      <style:text-properties officeooo:rsid="007672f7" officeooo:paragraph-rsid="007672f7"/>
    </style:style>
    <style:style style:name="P74" style:family="paragraph" style:parent-style-name="Text_20_body">
      <style:text-properties officeooo:rsid="00768244" officeooo:paragraph-rsid="00768244"/>
    </style:style>
    <style:style style:name="P75" style:family="paragraph" style:parent-style-name="Text_20_body">
      <style:text-properties officeooo:rsid="00768244" officeooo:paragraph-rsid="00786d9d"/>
    </style:style>
    <style:style style:name="P76" style:family="paragraph" style:parent-style-name="Text_20_body">
      <style:text-properties officeooo:rsid="0076ce7c" officeooo:paragraph-rsid="0076ce7c"/>
    </style:style>
    <style:style style:name="P77" style:family="paragraph" style:parent-style-name="Text_20_body">
      <style:text-properties officeooo:rsid="00786d9d" officeooo:paragraph-rsid="00786d9d"/>
    </style:style>
    <style:style style:name="P78" style:family="paragraph" style:parent-style-name="Text_20_body">
      <style:text-properties officeooo:rsid="007b9bc3" officeooo:paragraph-rsid="007b9bc3"/>
    </style:style>
    <style:style style:name="P79" style:family="paragraph" style:parent-style-name="Text_20_body">
      <style:text-properties officeooo:rsid="007c8cda" officeooo:paragraph-rsid="007c8cda"/>
    </style:style>
    <style:style style:name="P80" style:family="paragraph" style:parent-style-name="Text_20_body">
      <style:text-properties officeooo:rsid="0080a57a" officeooo:paragraph-rsid="0080a57a"/>
    </style:style>
    <style:style style:name="P81" style:family="paragraph" style:parent-style-name="Text_20_body">
      <style:text-properties officeooo:rsid="008225c3" officeooo:paragraph-rsid="008225c3"/>
    </style:style>
    <style:style style:name="P82" style:family="paragraph" style:parent-style-name="Text_20_body">
      <style:text-properties officeooo:rsid="008455b5" officeooo:paragraph-rsid="008455b5"/>
    </style:style>
    <style:style style:name="P83" style:family="paragraph" style:parent-style-name="Text_20_body">
      <style:text-properties officeooo:rsid="0085edb2" officeooo:paragraph-rsid="0085edb2"/>
    </style:style>
    <style:style style:name="P84" style:family="paragraph" style:parent-style-name="Text_20_body">
      <style:text-properties officeooo:rsid="0087a03c" officeooo:paragraph-rsid="0087a03c"/>
    </style:style>
    <style:style style:name="P85" style:family="paragraph" style:parent-style-name="Text_20_body">
      <style:text-properties officeooo:rsid="008a1664" officeooo:paragraph-rsid="008a1664"/>
    </style:style>
    <style:style style:name="P86" style:family="paragraph" style:parent-style-name="Text_20_body">
      <style:text-properties officeooo:rsid="008d2112" officeooo:paragraph-rsid="008d2112"/>
    </style:style>
    <style:style style:name="P87" style:family="paragraph" style:parent-style-name="Text_20_body">
      <style:paragraph-properties fo:text-align="justify" style:justify-single-word="false"/>
      <style:text-properties officeooo:paragraph-rsid="0093dd13"/>
    </style:style>
    <style:style style:name="P88" style:family="paragraph" style:parent-style-name="Bibliography_20_Heading">
      <style:paragraph-properties fo:break-before="page"/>
    </style:style>
    <style:style style:name="P89" style:family="paragraph" style:parent-style-name="Text_20_body">
      <style:paragraph-properties fo:text-align="center" style:justify-single-word="false" fo:break-before="page"/>
      <style:text-properties officeooo:paragraph-rsid="00441f32"/>
    </style:style>
    <style:style style:name="P90" style:family="paragraph" style:parent-style-name="Text_20_body">
      <style:paragraph-properties fo:break-before="page"/>
      <style:text-properties officeooo:rsid="00708513" officeooo:paragraph-rsid="00708513"/>
    </style:style>
    <style:style style:name="P91" style:family="paragraph" style:parent-style-name="Text_20_body">
      <style:paragraph-properties fo:break-before="page"/>
      <style:text-properties officeooo:rsid="007b9bc3" officeooo:paragraph-rsid="007b9bc3"/>
    </style:style>
    <style:style style:name="P92" style:family="paragraph" style:parent-style-name="Contents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Footnote">
      <style:text-properties officeooo:rsid="006093c4" officeooo:paragraph-rsid="006093c4"/>
    </style:style>
    <style:style style:name="P95" style:family="paragraph" style:parent-style-name="Contents_20_1">
      <style:paragraph-properties>
        <style:tab-stops>
          <style:tab-stop style:position="16cm" style:type="right" style:leader-style="dotted" style:leader-text="."/>
        </style:tab-stops>
      </style:paragraph-properties>
    </style:style>
    <style:style style:name="P96" style:family="paragraph" style:parent-style-name="Contents_20_2">
      <style:paragraph-properties>
        <style:tab-stops>
          <style:tab-stop style:position="15.501cm" style:type="right" style:leader-style="dotted" style:leader-text="."/>
        </style:tab-stops>
      </style:paragraph-properties>
    </style:style>
    <style:style style:name="P97" style:family="paragraph" style:parent-style-name="Contents_20_3">
      <style:paragraph-properties>
        <style:tab-stops>
          <style:tab-stop style:position="15.002cm" style:type="right" style:leader-style="dotted" style:leader-text="."/>
        </style:tab-stops>
      </style:paragraph-properties>
    </style:style>
    <style:style style:name="P98"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99" style:family="paragraph" style:parent-style-name="Heading_20_1" style:list-style-name="">
      <style:paragraph-properties>
        <style:tab-stops/>
      </style:paragraph-properties>
      <style:text-properties officeooo:rsid="0048c6c7" officeooo:paragraph-rsid="0048c6c7"/>
    </style:style>
    <style:style style:name="P100" style:family="paragraph" style:parent-style-name="Heading_20_1" style:list-style-name="">
      <style:paragraph-properties>
        <style:tab-stops/>
      </style:paragraph-properties>
      <style:text-properties officeooo:rsid="004f84b6" officeooo:paragraph-rsid="004f84b6"/>
    </style:style>
    <style:style style:name="P101" style:family="paragraph" style:parent-style-name="Heading_20_1" style:list-style-name="">
      <style:paragraph-properties>
        <style:tab-stops/>
      </style:paragraph-properties>
      <style:text-properties officeooo:rsid="00592ae4" officeooo:paragraph-rsid="00592ae4"/>
    </style:style>
    <style:style style:name="P102" style:family="paragraph" style:parent-style-name="Heading_20_1">
      <style:text-properties officeooo:rsid="006757e7" officeooo:paragraph-rsid="006757e7"/>
    </style:style>
    <style:style style:name="P103" style:family="paragraph" style:parent-style-name="Heading_20_1">
      <style:text-properties officeooo:rsid="006d1cfe" officeooo:paragraph-rsid="006d1cfe"/>
    </style:style>
    <style:style style:name="P104" style:family="paragraph" style:parent-style-name="Heading_20_1">
      <style:text-properties officeooo:paragraph-rsid="008455b5"/>
    </style:style>
    <style:style style:name="P105" style:family="paragraph" style:parent-style-name="Heading_20_1">
      <style:text-properties officeooo:rsid="008455b5" officeooo:paragraph-rsid="008455b5"/>
    </style:style>
    <style:style style:name="P106" style:family="paragraph" style:parent-style-name="Heading_20_1">
      <style:text-properties officeooo:rsid="008d2112" officeooo:paragraph-rsid="008d2112"/>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45ec9e" officeooo:paragraph-rsid="0045ec9e"/>
    </style:style>
    <style:style style:name="P109" style:family="paragraph" style:parent-style-name="Heading_20_1">
      <style:paragraph-properties fo:break-before="page"/>
      <style:text-properties officeooo:rsid="0048c6c7" officeooo:paragraph-rsid="0048c6c7"/>
    </style:style>
    <style:style style:name="P110" style:family="paragraph" style:parent-style-name="Heading_20_1">
      <style:paragraph-properties fo:break-before="page"/>
      <style:text-properties officeooo:rsid="004f84b6" officeooo:paragraph-rsid="004f84b6"/>
    </style:style>
    <style:style style:name="P111" style:family="paragraph" style:parent-style-name="Heading_20_1">
      <style:paragraph-properties fo:break-before="page"/>
      <style:text-properties officeooo:rsid="00592ae4" officeooo:paragraph-rsid="00592ae4"/>
    </style:style>
    <style:style style:name="P112" style:family="paragraph" style:parent-style-name="Heading_20_1">
      <style:paragraph-properties fo:break-before="page"/>
      <style:text-properties officeooo:rsid="006f06c2" officeooo:paragraph-rsid="006f06c2"/>
    </style:style>
    <style:style style:name="P113" style:family="paragraph" style:parent-style-name="Heading_20_1">
      <style:paragraph-properties fo:break-before="page"/>
      <style:text-properties officeooo:rsid="007672f7" officeooo:paragraph-rsid="007672f7"/>
    </style:style>
    <style:style style:name="P114" style:family="paragraph" style:parent-style-name="Heading_20_1">
      <style:paragraph-properties fo:break-before="page"/>
      <style:text-properties officeooo:rsid="00786d9d" officeooo:paragraph-rsid="00786d9d"/>
    </style:style>
    <style:style style:name="P115" style:family="paragraph" style:parent-style-name="Heading_20_1">
      <style:paragraph-properties fo:break-before="page"/>
      <style:text-properties officeooo:rsid="0080a57a" officeooo:paragraph-rsid="0080a57a"/>
    </style:style>
    <style:style style:name="P116" style:family="paragraph" style:parent-style-name="Heading_20_2">
      <style:text-properties officeooo:rsid="005acc8a" officeooo:paragraph-rsid="005acc8a"/>
    </style:style>
    <style:style style:name="P117" style:family="paragraph" style:parent-style-name="Heading_20_2">
      <style:text-properties officeooo:rsid="005b1105" officeooo:paragraph-rsid="005b1105"/>
    </style:style>
    <style:style style:name="P118" style:family="paragraph" style:parent-style-name="Heading_20_2">
      <style:text-properties officeooo:rsid="006c04a7" officeooo:paragraph-rsid="006c04a7"/>
    </style:style>
    <style:style style:name="P119" style:family="paragraph" style:parent-style-name="Heading_20_2">
      <style:text-properties officeooo:rsid="0080a57a" officeooo:paragraph-rsid="0080a57a"/>
    </style:style>
    <style:style style:name="P120" style:family="paragraph" style:parent-style-name="Heading_20_2">
      <style:text-properties officeooo:rsid="008225c3" officeooo:paragraph-rsid="008225c3"/>
    </style:style>
    <style:style style:name="P121" style:family="paragraph" style:parent-style-name="Heading_20_3">
      <style:text-properties officeooo:rsid="006c04a7" officeooo:paragraph-rsid="006c04a7"/>
    </style:style>
    <style:style style:name="P122" style:family="paragraph" style:parent-style-name="Text_20_body" style:master-page-name="CTM_20__7c__20_Capa">
      <style:paragraph-properties fo:text-align="center" style:justify-single-word="false" style:page-number="auto"/>
    </style:style>
    <style:style style:name="P123" style:family="paragraph" style:parent-style-name="Text_20_body" style:list-style-name="L1">
      <style:text-properties fo:color="#00a933" officeooo:rsid="0045ec9e" officeooo:paragraph-rsid="0045ec9e"/>
    </style:style>
    <style:style style:name="P124" style:family="paragraph" style:parent-style-name="Text_20_body" style:list-style-name="L1">
      <style:text-properties officeooo:rsid="0045ec9e" officeooo:paragraph-rsid="0045ec9e"/>
    </style:style>
    <style:style style:name="P125" style:family="paragraph" style:parent-style-name="Text_20_body" style:list-style-name="L2">
      <style:text-properties officeooo:rsid="0045ec9e" officeooo:paragraph-rsid="0045ec9e"/>
    </style:style>
    <style:style style:name="P126" style:family="paragraph" style:parent-style-name="Text_20_body" style:list-style-name="L3">
      <style:text-properties officeooo:rsid="0045ec9e" officeooo:paragraph-rsid="0045ec9e"/>
    </style:style>
    <style:style style:name="P127" style:family="paragraph" style:parent-style-name="Text_20_body" style:list-style-name="L3">
      <style:text-properties officeooo:rsid="0046a262" officeooo:paragraph-rsid="0046a262"/>
    </style:style>
    <style:style style:name="P128" style:family="paragraph" style:parent-style-name="Text_20_body" style:list-style-name="L4">
      <style:text-properties officeooo:paragraph-rsid="00475a3d"/>
    </style:style>
    <style:style style:name="P129" style:family="paragraph" style:parent-style-name="Text_20_body" style:list-style-name="L4">
      <style:text-properties officeooo:rsid="0048c6c7" officeooo:paragraph-rsid="0048c6c7"/>
    </style:style>
    <style:style style:name="P130" style:family="paragraph" style:parent-style-name="Text_20_body" style:list-style-name="L5">
      <style:text-properties officeooo:paragraph-rsid="004c3e2a"/>
    </style:style>
    <style:style style:name="P131" style:family="paragraph" style:parent-style-name="Text_20_body" style:list-style-name="L5">
      <style:text-properties officeooo:rsid="004a8df8" officeooo:paragraph-rsid="004a8df8"/>
    </style:style>
    <style:style style:name="P132" style:family="paragraph" style:parent-style-name="Text_20_body" style:list-style-name="L5">
      <style:text-properties officeooo:rsid="004c3e2a" officeooo:paragraph-rsid="004c3e2a"/>
    </style:style>
    <style:style style:name="P133" style:family="paragraph" style:parent-style-name="Text_20_body" style:list-style-name="L5">
      <style:text-properties officeooo:rsid="004c6bc9" officeooo:paragraph-rsid="004c6bc9"/>
    </style:style>
    <style:style style:name="P134" style:family="paragraph" style:parent-style-name="Text_20_body" style:list-style-name="L6">
      <style:text-properties officeooo:paragraph-rsid="004da413"/>
    </style:style>
    <style:style style:name="P135" style:family="paragraph" style:parent-style-name="Text_20_body" style:list-style-name="L6">
      <style:text-properties officeooo:rsid="004da413" officeooo:paragraph-rsid="004da413"/>
    </style:style>
    <style:style style:name="P136" style:family="paragraph" style:parent-style-name="Text_20_body" style:list-style-name="L7">
      <style:text-properties officeooo:rsid="004da413" officeooo:paragraph-rsid="004da413"/>
    </style:style>
    <style:style style:name="P137" style:family="paragraph" style:parent-style-name="Text_20_body" style:list-style-name="L8">
      <style:text-properties officeooo:rsid="0050b3eb" officeooo:paragraph-rsid="0050b3eb"/>
    </style:style>
    <style:style style:name="P138" style:family="paragraph" style:parent-style-name="Text_20_body" style:list-style-name="L9">
      <style:paragraph-properties fo:text-align="justify" style:justify-single-word="false"/>
      <style:text-properties officeooo:rsid="00529563" officeooo:paragraph-rsid="00529563"/>
    </style:style>
    <style:style style:name="P139" style:family="paragraph" style:parent-style-name="Text_20_body" style:list-style-name="L10">
      <style:text-properties officeooo:rsid="005b1105" officeooo:paragraph-rsid="005b1105"/>
    </style:style>
    <style:style style:name="P140" style:family="paragraph" style:parent-style-name="Text_20_body" style:list-style-name="L11">
      <style:text-properties fo:font-style="normal" fo:font-weight="normal" officeooo:rsid="006093c4" officeooo:paragraph-rsid="006093c4" style:font-style-asian="normal" style:font-weight-asian="normal" style:font-style-complex="normal" style:font-weight-complex="normal"/>
    </style:style>
    <style:style style:name="P141" style:family="paragraph" style:parent-style-name="Text_20_body" style:list-style-name="L11">
      <style:text-properties fo:font-style="normal" fo:font-weight="normal" officeooo:rsid="00624149" officeooo:paragraph-rsid="00624149" style:font-style-asian="normal" style:font-weight-asian="normal" style:font-style-complex="normal" style:font-weight-complex="normal"/>
    </style:style>
    <style:style style:name="P142" style:family="paragraph" style:parent-style-name="Text_20_body" style:list-style-name="L11">
      <style:text-properties fo:font-style="normal" fo:font-weight="normal" officeooo:rsid="006383f3" officeooo:paragraph-rsid="006383f3" style:font-style-asian="normal" style:font-weight-asian="normal" style:font-style-complex="normal" style:font-weight-complex="normal"/>
    </style:style>
    <style:style style:name="P143" style:family="paragraph" style:parent-style-name="Text_20_body" style:list-style-name="L12">
      <style:text-properties fo:font-style="normal" fo:font-weight="normal" officeooo:rsid="0064ac2a" officeooo:paragraph-rsid="0064ac2a" fo:background-color="#ffff00" style:font-style-asian="normal" style:font-weight-asian="normal" style:font-style-complex="normal" style:font-weight-complex="normal"/>
    </style:style>
    <style:style style:name="P144" style:family="paragraph" style:parent-style-name="Text_20_body" style:list-style-name="L12">
      <style:text-properties fo:font-style="normal" fo:font-weight="normal" officeooo:rsid="00660929" officeooo:paragraph-rsid="00660929" fo:background-color="#ffff00" style:font-style-asian="normal" style:font-weight-asian="normal" style:font-style-complex="normal" style:font-weight-complex="normal"/>
    </style:style>
    <style:style style:name="P145" style:family="paragraph" style:parent-style-name="Text_20_body">
      <style:text-properties fo:font-style="normal" officeooo:rsid="008dba04" officeooo:paragraph-rsid="008d2112" style:font-style-asian="normal" style:font-style-complex="normal"/>
    </style:style>
    <style:style style:name="P146" style:family="paragraph" style:parent-style-name="Text_20_body" style:list-style-name="L12">
      <style:text-properties officeooo:rsid="006383f3" officeooo:paragraph-rsid="006383f3"/>
    </style:style>
    <style:style style:name="P147" style:family="paragraph" style:parent-style-name="Text_20_body" style:list-style-name="L13">
      <style:text-properties officeooo:rsid="006c04a7" officeooo:paragraph-rsid="006c04a7"/>
    </style:style>
    <style:style style:name="P148" style:family="paragraph" style:parent-style-name="Text_20_body" style:list-style-name="L14">
      <style:text-properties officeooo:rsid="006d1cfe" officeooo:paragraph-rsid="006d1cfe"/>
    </style:style>
    <style:style style:name="P149" style:family="paragraph" style:parent-style-name="Text_20_body" style:list-style-name="L15">
      <style:paragraph-properties fo:text-align="start" style:justify-single-word="false"/>
      <style:text-properties officeooo:rsid="007486fb" officeooo:paragraph-rsid="007486fb" fo:background-color="transparent"/>
    </style:style>
    <style:style style:name="P150" style:family="paragraph" style:parent-style-name="Text_20_body" style:list-style-name="L15">
      <style:paragraph-properties fo:text-align="start" style:justify-single-word="false"/>
      <style:text-properties officeooo:paragraph-rsid="007486fb"/>
    </style:style>
    <style:style style:name="P151" style:family="paragraph" style:parent-style-name="Text_20_body" style:list-style-name="L16">
      <style:text-properties fo:font-weight="bold" officeooo:rsid="00750294" officeooo:paragraph-rsid="00750294" style:font-weight-asian="bold" style:font-weight-complex="bold"/>
    </style:style>
    <style:style style:name="P152" style:family="paragraph" style:parent-style-name="Text_20_body" style:list-style-name="L17">
      <style:text-properties officeooo:rsid="00786d9d" officeooo:paragraph-rsid="00786d9d"/>
    </style:style>
    <style:style style:name="P153" style:family="paragraph" style:parent-style-name="Text_20_body" style:list-style-name="L18">
      <style:text-properties officeooo:rsid="0080a57a" officeooo:paragraph-rsid="0080a57a"/>
    </style:style>
    <style:style style:name="P154" style:family="paragraph" style:parent-style-name="Text_20_body" style:list-style-name="L18">
      <style:text-properties officeooo:rsid="0080c4be" officeooo:paragraph-rsid="0080c4be"/>
    </style:style>
    <style:style style:name="P155" style:family="paragraph" style:parent-style-name="Text_20_body" style:list-style-name="L19">
      <style:text-properties officeooo:paragraph-rsid="008225c3"/>
    </style:style>
    <style:style style:name="P156" style:family="paragraph" style:parent-style-name="Text_20_body" style:list-style-name="L19">
      <style:text-properties officeooo:rsid="008225c3" officeooo:paragraph-rsid="008225c3"/>
    </style:style>
    <style:style style:name="P157" style:family="paragraph" style:parent-style-name="Text_20_body" style:list-style-name="L20">
      <style:text-properties officeooo:rsid="008455b5" officeooo:paragraph-rsid="008455b5"/>
    </style:style>
    <style:style style:name="P158" style:family="paragraph" style:parent-style-name="Text_20_body" style:list-style-name="L21">
      <style:text-properties officeooo:rsid="008455b5" officeooo:paragraph-rsid="008455b5"/>
    </style:style>
    <style:style style:name="P159" style:family="paragraph" style:parent-style-name="Text_20_body" style:list-style-name="L22">
      <style:text-properties officeooo:rsid="0085edb2" officeooo:paragraph-rsid="0085edb2"/>
    </style:style>
    <style:style style:name="P160" style:family="paragraph" style:parent-style-name="Text_20_body" style:list-style-name="L23">
      <style:text-properties officeooo:rsid="007b9bc3" officeooo:paragraph-rsid="007b9bc3"/>
    </style:style>
    <style:style style:name="P161" style:family="paragraph" style:parent-style-name="Text_20_body" style:list-style-name="L24">
      <style:text-properties officeooo:paragraph-rsid="0087a03c"/>
    </style:style>
    <style:style style:name="P162" style:family="paragraph" style:parent-style-name="Text_20_body" style:list-style-name="L24">
      <style:text-properties officeooo:rsid="0087a03c" officeooo:paragraph-rsid="0087a03c"/>
    </style:style>
    <style:style style:name="P163" style:family="paragraph" style:parent-style-name="Text_20_body" style:list-style-name="L24">
      <style:text-properties officeooo:rsid="0087a03c" officeooo:paragraph-rsid="0098b2f6"/>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officeooo:rsid="004da413"/>
    </style:style>
    <style:style style:name="T4" style:family="text">
      <style:text-properties style:font-name="Arial1" fo:language="pt" fo:country="BR" officeooo:rsid="006b9749" fo:background-color="transparent" loext:char-shading-value="0"/>
    </style:style>
    <style:style style:name="T5" style:family="text">
      <style:text-properties style:font-name="Arial1" fo:language="pt" fo:country="BR" officeooo:rsid="007486fb" fo:background-color="transparent" loext:char-shading-value="0"/>
    </style:style>
    <style:style style:name="T6" style:family="text">
      <style:text-properties style:font-name="Arial1" fo:language="pt" fo:country="BR" officeooo:rsid="008225c3"/>
    </style:style>
    <style:style style:name="T7" style:family="text">
      <style:text-properties style:font-name="Arial1" fo:language="pt" fo:country="BR" officeooo:rsid="008b197e"/>
    </style:style>
    <style:style style:name="T8" style:family="text">
      <style:text-properties style:font-name="Arial1" fo:language="pt" fo:country="BR" officeooo:rsid="00953ce9"/>
    </style:style>
    <style:style style:name="T9" style:family="text">
      <style:text-properties style:font-name="Arial1" fo:font-size="10pt" fo:language="pt" fo:country="BR" officeooo:rsid="0043dda9"/>
    </style:style>
    <style:style style:name="T10" style:family="text">
      <style:text-properties style:font-name="Arial1" fo:font-size="10pt" fo:language="pt" fo:country="BR" officeooo:rsid="0043dda9" fo:background-color="#ffff00" loext:char-shading-value="0"/>
    </style:style>
    <style:style style:name="T11" style:family="text">
      <style:text-properties officeooo:rsid="0043dda9"/>
    </style:style>
    <style:style style:name="T12" style:family="text">
      <style:text-properties fo:background-color="#ffff00" loext:char-shading-value="0"/>
    </style:style>
    <style:style style:name="T13" style:family="text">
      <style:text-properties officeooo:rsid="0043dda9" fo:background-color="#ffff00" loext:char-shading-value="0"/>
    </style:style>
    <style:style style:name="T14" style:family="text">
      <style:text-properties officeooo:rsid="0046a262"/>
    </style:style>
    <style:style style:name="T15" style:family="text">
      <style:text-properties officeooo:rsid="00475a3d"/>
    </style:style>
    <style:style style:name="T16" style:family="text">
      <style:text-properties officeooo:rsid="0048c6c7"/>
    </style:style>
    <style:style style:name="T17" style:family="text">
      <style:text-properties officeooo:rsid="004c3e2a"/>
    </style:style>
    <style:style style:name="T18" style:family="text">
      <style:text-properties fo:font-weight="bold" style:font-weight-asian="bold" style:font-weight-complex="bold"/>
    </style:style>
    <style:style style:name="T19" style:family="text">
      <style:text-properties fo:font-weight="bold" officeooo:rsid="0053130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53130d" style:font-weight-asian="normal" style:font-weight-complex="normal"/>
    </style:style>
    <style:style style:name="T22" style:family="text">
      <style:text-properties officeooo:rsid="004da413"/>
    </style:style>
    <style:style style:name="T23" style:family="text">
      <style:text-properties officeooo:rsid="005b1105"/>
    </style:style>
    <style:style style:name="T24" style:family="text">
      <style:text-properties fo:font-style="italic" fo:font-weight="bold" officeooo:rsid="006093c4"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093c4" style:font-style-asian="italic" style:font-weight-asian="normal"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6093c4" style:font-style-asian="normal" style:font-weight-asian="normal" style:font-style-complex="normal" style:font-weight-complex="normal"/>
    </style:style>
    <style:style style:name="T30" style:family="text">
      <style:text-properties fo:font-style="normal" fo:font-weight="normal" officeooo:rsid="0064ac2a"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officeooo:rsid="008dba04" style:font-style-asian="normal" style:font-style-complex="normal"/>
    </style:style>
    <style:style style:name="T33" style:family="text">
      <style:text-properties fo:font-style="normal" officeooo:rsid="008f2ef5" style:font-style-asian="normal" style:font-style-complex="normal"/>
    </style:style>
    <style:style style:name="T34" style:family="text">
      <style:text-properties fo:font-style="normal" officeooo:rsid="00903dfe" style:font-style-asian="normal" style:font-style-complex="normal"/>
    </style:style>
    <style:style style:name="T35" style:family="text">
      <style:text-properties fo:font-style="normal" officeooo:rsid="009062b5" style:font-style-asian="normal" style:font-style-complex="normal"/>
    </style:style>
    <style:style style:name="T36" style:family="text">
      <style:text-properties fo:font-style="normal" officeooo:rsid="0093dd13" style:font-style-asian="normal" style:font-style-complex="normal"/>
    </style:style>
    <style:style style:name="T37" style:family="text">
      <style:text-properties officeooo:rsid="006b9749"/>
    </style:style>
    <style:style style:name="T38" style:family="text">
      <style:text-properties officeooo:rsid="006c04a7"/>
    </style:style>
    <style:style style:name="T39" style:family="text">
      <style:text-properties officeooo:rsid="006d1cfe"/>
    </style:style>
    <style:style style:name="T40" style:family="text">
      <style:text-properties officeooo:rsid="006d3baa"/>
    </style:style>
    <style:style style:name="T41" style:family="text">
      <style:text-properties officeooo:rsid="0071d03f"/>
    </style:style>
    <style:style style:name="T42" style:family="text">
      <style:text-properties officeooo:rsid="007486fb" fo:background-color="transparent" loext:char-shading-value="0"/>
    </style:style>
    <style:style style:name="T43" style:family="text">
      <style:text-properties fo:color="#c9211e"/>
    </style:style>
    <style:style style:name="T44" style:family="text">
      <style:text-properties officeooo:rsid="0080c4be"/>
    </style:style>
    <style:style style:name="T45" style:family="text">
      <style:text-properties officeooo:rsid="008225c3"/>
    </style:style>
    <style:style style:name="T46" style:family="text">
      <style:text-properties officeooo:rsid="0087a03c"/>
    </style:style>
    <style:style style:name="T47" style:family="text">
      <style:text-properties officeooo:rsid="008881b5"/>
    </style:style>
    <style:style style:name="T48" style:family="text">
      <style:text-properties officeooo:rsid="008a1664"/>
    </style:style>
    <style:style style:name="T49" style:family="text">
      <style:text-properties officeooo:rsid="008be3eb"/>
    </style:style>
    <style:style style:name="T50" style:family="text">
      <style:text-properties officeooo:rsid="008d2112"/>
    </style:style>
    <style:style style:name="T51" style:family="text">
      <style:text-properties officeooo:rsid="008dba04"/>
    </style:style>
    <style:style style:name="T52" style:family="text">
      <style:text-properties officeooo:rsid="008f2ef5"/>
    </style:style>
    <style:style style:name="T53" style:family="text">
      <style:text-properties officeooo:rsid="0093dd13"/>
    </style:style>
    <style:style style:name="T54" style:family="text">
      <style:text-properties officeooo:rsid="00953ce9"/>
    </style:style>
    <style:style style:name="T55" style:family="text">
      <style:text-properties officeooo:rsid="00973663"/>
    </style:style>
    <style:style style:name="T56" style:family="text">
      <style:text-properties officeooo:rsid="0098b2f6"/>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bookmark-start text:name="__RefHeading___Toc74_2961738099"/>JEDIEL DA ROSA RIBEIRO<text:bookmark-end text:name="__RefHeading___Toc74_2961738099"/></text:p>
      <text:p text:style-name="P3"/>
      <text:p text:style-name="P3"/>
      <text:p text:style-name="P3"/>
      <text:p text:style-name="P3"/>
      <text:p text:style-name="P5"/>
      <text:p text:style-name="P3"/>
      <text:p text:style-name="P59">SOTERIOLOGIA</text:p>
      <text:p text:style-name="P7"/>
      <text:p text:style-name="P7"/>
      <text:p text:style-name="P7"/>
      <text:p text:style-name="P7"/>
      <text:p text:style-name="P7"/>
      <text:p text:style-name="P9"/>
      <text:p text:style-name="P10"/>
      <text:p text:style-name="P7"/>
      <text:p text:style-name="P12"/>
      <text:p text:style-name="P12"/>
      <text:p text:style-name="P12"/>
      <text:p text:style-name="P12"/>
      <text:p text:style-name="P15"><text:span text:style-name="T2">GASPAR</text:span>/SC<text:line-break/><text:span text:style-name="T4">NOVEMBRO </text:span><text:span text:style-name="T1">DE 2021</text:span></text:p>
      <text:p text:style-name="P89">JEDIEL DA ROSA RIBEIRO</text:p>
      <text:p text:style-name="P4"/>
      <text:p text:style-name="P4"/>
      <text:p text:style-name="P4"/>
      <text:p text:style-name="P4"/>
      <text:p text:style-name="P6"/>
      <text:p text:style-name="P4"/>
      <text:p text:style-name="P59">SOTERIOLOGIA</text:p>
      <text:p text:style-name="Abstrato">Trabalho apresentado à professora <text:span text:style-name="T9">[</text:span><text:span text:style-name="T10">NOME DA PROFESSORA</text:span><text:span text:style-name="T9">]</text:span> por exigência da disciplina <text:span text:style-name="T11">[</text:span><text:span text:style-name="T13">NOME DA DISCIPLINA</text:span><text:span text:style-name="T11">] do </text:span>curso de Teologia e Missão do Centro de Treinamento Missionário Vida – CTMVida.</text:p>
      <text:p text:style-name="P8"/>
      <text:p text:style-name="P11"/>
      <text:p text:style-name="P11"/>
      <text:p text:style-name="P11"/>
      <text:p text:style-name="P8"/>
      <text:p text:style-name="P13"/>
      <text:p text:style-name="P13"/>
      <text:p text:style-name="P13"/>
      <text:p text:style-name="P13"/>
      <text:p text:style-name="P16"><text:bookmark-start text:name="__RefHeading___Toc76_29617380991"/><text:span text:style-name="T2">GASPAR</text:span>/SC<text:bookmark-end text:name="__RefHeading___Toc76_29617380991"/></text:p>
      <text:p text:style-name="P16"><text:span text:style-name="T37">NOVEMBRO </text:span><text:span text:style-name="T1">DE 2021</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92">Sumário</text:p>
          </text:index-title>
          <text:p text:style-name="P95"><text:a xlink:type="simple" xlink:href="#__RefHeading___Toc679_1590425285" text:style-name="Index_20_Link" text:visited-style-name="Index_20_Link">Soteriologia<text:tab/>5</text:a></text:p>
          <text:p text:style-name="P95"><text:a xlink:type="simple" xlink:href="#__RefHeading___Toc681_1590425285" text:style-name="Index_20_Link" text:visited-style-name="Index_20_Link">Roteiro da Soteriologia<text:tab/>5</text:a></text:p>
          <text:p text:style-name="P95"><text:a xlink:type="simple" xlink:href="#__RefHeading___Toc683_1590425285" text:style-name="Index_20_Link" text:visited-style-name="Index_20_Link">Por que precisamos de um salvador?<text:tab/>6</text:a></text:p>
          <text:p text:style-name="P96"><text:a xlink:type="simple" xlink:href="#__RefHeading___Toc685_1590425285" text:style-name="Index_20_Link" text:visited-style-name="Index_20_Link">Precisamos de um salvador porque:<text:tab/>6</text:a></text:p>
          <text:p text:style-name="P95"><text:a xlink:type="simple" xlink:href="#__RefHeading___Toc687_1590425285" text:style-name="Index_20_Link" text:visited-style-name="Index_20_Link">Doutrina da expiação<text:tab/>8</text:a></text:p>
          <text:p text:style-name="P96"><text:a xlink:type="simple" xlink:href="#__RefHeading___Toc689_1590425285" text:style-name="Index_20_Link" text:visited-style-name="Index_20_Link">Conceico técnico teológico<text:tab/>8</text:a></text:p>
          <text:p text:style-name="P96"><text:a xlink:type="simple" xlink:href="#__RefHeading___Toc691_1590425285" text:style-name="Index_20_Link" text:visited-style-name="Index_20_Link">As obras da expiação<text:tab/>8</text:a></text:p>
          <text:p text:style-name="P96"><text:a xlink:type="simple" xlink:href="#__RefHeading___Toc693_1590425285" text:style-name="Index_20_Link" text:visited-style-name="Index_20_Link">Expiação limitada ou ilimitada?<text:tab/>9</text:a></text:p>
          <text:p text:style-name="P95"><text:a xlink:type="simple" xlink:href="#__RefHeading___Toc695_1590425285" text:style-name="Index_20_Link" text:visited-style-name="Index_20_Link">Doutrina da Justificação<text:tab/>11</text:a></text:p>
          <text:p text:style-name="P95"><text:a xlink:type="simple" xlink:href="#__RefHeading___Toc888_2870932145" text:style-name="Index_20_Link" text:visited-style-name="Index_20_Link">Doutrina da Regeneração<text:tab/>12</text:a></text:p>
          <text:p text:style-name="P95"><text:a xlink:type="simple" xlink:href="#__RefHeading___Toc699_1590425285" text:style-name="Index_20_Link" text:visited-style-name="Index_20_Link">Doutrina da regeneração<text:tab/>13</text:a></text:p>
          <text:p text:style-name="P96"><text:a xlink:type="simple" xlink:href="#__RefHeading___Toc701_1590425285" text:style-name="Index_20_Link" text:visited-style-name="Index_20_Link">O novo nascimento<text:tab/>13</text:a></text:p>
          <text:p text:style-name="P96"><text:a xlink:type="simple" xlink:href="#__RefHeading___Toc703_1590425285" text:style-name="Index_20_Link" text:visited-style-name="Index_20_Link">Regeneração não é<text:tab/>13</text:a></text:p>
          <text:p text:style-name="P96"><text:a xlink:type="simple" xlink:href="#__RefHeading___Toc705_1590425285" text:style-name="Index_20_Link" text:visited-style-name="Index_20_Link">Regeneração é<text:tab/>14</text:a></text:p>
          <text:p text:style-name="P95"><text:a xlink:type="simple" xlink:href="#__RefHeading___Toc890_2870932145" text:style-name="Index_20_Link" text:visited-style-name="Index_20_Link">Doutrina da Conversão<text:tab/>16</text:a></text:p>
          <text:p text:style-name="P96"><text:a xlink:type="simple" xlink:href="#__RefHeading___Toc892_2870932145" text:style-name="Index_20_Link" text:visited-style-name="Index_20_Link">Fé<text:tab/>16</text:a></text:p>
          <text:p text:style-name="P97"><text:a xlink:type="simple" xlink:href="#__RefHeading___Toc894_2870932145" text:style-name="Index_20_Link" text:visited-style-name="Index_20_Link">A fé natural<text:tab/>16</text:a></text:p>
          <text:p text:style-name="P97"><text:a xlink:type="simple" xlink:href="#__RefHeading___Toc896_2870932145" text:style-name="Index_20_Link" text:visited-style-name="Index_20_Link">A fé salvífica<text:tab/>16</text:a></text:p>
          <text:p text:style-name="P97"><text:a xlink:type="simple" xlink:href="#__RefHeading___Toc898_2870932145" text:style-name="Index_20_Link" text:visited-style-name="Index_20_Link">A fé como dom<text:tab/>16</text:a></text:p>
          <text:p text:style-name="P95"><text:a xlink:type="simple" xlink:href="#__RefHeading___Toc900_2870932145" text:style-name="Index_20_Link" text:visited-style-name="Index_20_Link">Arrependimento<text:tab/>17</text:a></text:p>
          <text:p text:style-name="P96"><text:a xlink:type="simple" xlink:href="#__RefHeading___Toc902_2870932145" text:style-name="Index_20_Link" text:visited-style-name="Index_20_Link">A visão do pecado<text:tab/>17</text:a></text:p>
          <text:p text:style-name="P95"><text:a xlink:type="simple" xlink:href="#__RefHeading___Toc904_2870932145" text:style-name="Index_20_Link" text:visited-style-name="Index_20_Link">Doutrina da santificação<text:tab/>18</text:a></text:p>
          <text:p text:style-name="P95"><text:a xlink:type="simple" xlink:href="#__RefHeading___Toc1223_1964900057" text:style-name="Index_20_Link" text:visited-style-name="Index_20_Link">Adoção<text:tab/>20</text:a></text:p>
          <text:p text:style-name="P95"><text:a xlink:type="simple" xlink:href="#__RefHeading___Toc1225_1964900057" text:style-name="Index_20_Link" text:visited-style-name="Index_20_Link">Doutrina da glorificação<text:tab/>21</text:a></text:p>
          <text:p text:style-name="P95"><text:a xlink:type="simple" xlink:href="#__RefHeading___Toc1227_1964900057" text:style-name="Index_20_Link" text:visited-style-name="Index_20_Link">Doutrina da eleição<text:tab/>22</text:a></text:p>
          <text:p text:style-name="P96"><text:a xlink:type="simple" xlink:href="#__RefHeading___Toc1229_1964900057" text:style-name="Index_20_Link" text:visited-style-name="Index_20_Link">Anátema<text:tab/>22</text:a></text:p>
          <text:p text:style-name="P96"><text:a xlink:type="simple" xlink:href="#__RefHeading___Toc1231_1964900057" text:style-name="Index_20_Link" text:visited-style-name="Index_20_Link">Como o novo testamento nos ensina sobre a eleição<text:tab/>22</text:a></text:p>
          <text:p text:style-name="P96"><text:a xlink:type="simple" xlink:href="#__RefHeading___Toc1233_1964900057" text:style-name="Index_20_Link" text:visited-style-name="Index_20_Link">Conceitos<text:tab/>22</text:a></text:p>
          <text:p text:style-name="P96"><text:a xlink:type="simple" xlink:href="#__RefHeading___Toc1235_1964900057" text:style-name="Index_20_Link" text:visited-style-name="Index_20_Link">Eleição segundo Armínio<text:tab/>22</text:a></text:p>
          <text:p text:style-name="P96"><text:a xlink:type="simple" xlink:href="#__RefHeading___Toc1237_1964900057" text:style-name="Index_20_Link" text:visited-style-name="Index_20_Link">Eleição segundo calvino<text:tab/>23</text:a></text:p>
          <text:p text:style-name="P95"><text:soft-page-break/><text:a xlink:type="simple" xlink:href="#__RefHeading___Toc1239_1964900057" text:style-name="Index_20_Link" text:visited-style-name="Index_20_Link">Armínio<text:tab/>23</text:a></text:p>
          <text:p text:style-name="P95"><text:a xlink:type="simple" xlink:href="#__RefHeading___Toc1241_1964900057" text:style-name="Index_20_Link" text:visited-style-name="Index_20_Link">Calvino<text:tab/>23</text:a></text:p>
        </text:index-body>
      </text:table-of-content>
      <text:h text:style-name="P98" text:outline-level="1"/>
      <text:list xml:id="list249743549" text:style-name="Outline">
        <text:list-item>
          <text:h text:style-name="P108" text:outline-level="1"><text:bookmark-start text:name="__RefHeading___Toc679_1590425285"/>Soteriologia<text:bookmark-end text:name="__RefHeading___Toc679_1590425285"/></text:h>
        </text:list-item>
      </text:list>
      <text:p text:style-name="P17"><text:tab/>Quando parecia que nada estava acontecend<text:span text:style-name="T37">o. </text:span>Tudo estava acontecendo tudo estava sendo feito</text:p>
      <text:p text:style-name="P17">→<text:span text:style-name="T37"> </text:span>Os paradoxos farão parte da nossa vida. Parecerá que você está sendo derrotado.</text:p>
      <text:p text:style-name="P17">→<text:span text:style-name="T37"> </text:span>Soteriopolitano de salvador da Bahia</text:p>
      <text:p text:style-name="P17"/>
      <text:p text:style-name="P18">Vocês precisam DECORAR todas essas doutrinas</text:p>
      <text:list xml:id="list113721531468458" text:continue-numbering="true" text:style-name="Outline">
        <text:list-item>
          <text:h text:style-name="Heading_20_1" text:outline-level="1"><text:bookmark-start text:name="__RefHeading___Toc681_1590425285"/>Roteiro da Soteriologia<text:bookmark-end text:name="__RefHeading___Toc681_1590425285"/></text:h>
        </text:list-item>
      </text:list>
      <text:list xml:id="list200459210" text:style-name="L1">
        <text:list-item>
          <text:p text:style-name="P123">O <text:span text:style-name="T37">P</text:span>lano da salvação</text:p>
        </text:list-item>
        <text:list-item>
          <text:p text:style-name="P123"><text:span text:style-name="T37">A </text:span>Expiação</text:p>
        </text:list-item>
        <text:list-item>
          <text:p text:style-name="P123"><text:span text:style-name="T37">A </text:span>Justificação</text:p>
        </text:list-item>
        <text:list-item>
          <text:p text:style-name="P123"><text:span text:style-name="T37">A </text:span>Conversão</text:p>
        </text:list-item>
        <text:list-item>
          <text:p text:style-name="P123"><text:span text:style-name="T37">A </text:span>Regeneração</text:p>
        </text:list-item>
        <text:list-item>
          <text:p text:style-name="P123"><text:span text:style-name="T37">A </text:span>Santificação</text:p>
        </text:list-item>
        <text:list-item>
          <text:p text:style-name="P124"><text:span text:style-name="T37">A </text:span>Adoção</text:p>
        </text:list-item>
        <text:list-item>
          <text:p text:style-name="P124"><text:span text:style-name="T37">A </text:span>Eleição</text:p>
        </text:list-item>
        <text:list-item>
          <text:p text:style-name="P124"><text:span text:style-name="T37">A </text:span>Predestinação</text:p>
        </text:list-item>
        <text:list-item>
          <text:p text:style-name="P124"><text:span text:style-name="T37">A </text:span>Glorificação</text:p>
        </text:list-item>
      </text:list>
      <text:p text:style-name="P17"/>
      <text:p text:style-name="P17">2 Avaliações: No último período da quarta feira.</text:p>
      <text:list xml:id="list113721471246616" text:continue-list="list113721531468458" text:style-name="Outline">
        <text:list-item>
          <text:h text:style-name="P108" text:outline-level="1"><text:bookmark-start text:name="__RefHeading___Toc683_1590425285"/>Por que precisamos de um salvador?<text:bookmark-end text:name="__RefHeading___Toc683_1590425285"/></text:h>
        </text:list-item>
      </text:list>
      <text:list xml:id="list995143633" text:style-name="L2">
        <text:list-item>
          <text:p text:style-name="P125">Por que vemos muitos cristãos sem empolgação?</text:p>
          <text:list>
            <text:list-item>
              <text:p text:style-name="P125">Distanciação da vibração pela salvação</text:p>
            </text:list-item>
            <text:list-item>
              <text:p text:style-name="P125">Por que não existe mais essa vibração?</text:p>
              <text:list>
                <text:list-item>
                  <text:p text:style-name="P125">Falta de compreensão do que receberam</text:p>
                </text:list-item>
              </text:list>
            </text:list-item>
          </text:list>
        </text:list-item>
      </text:list>
      <text:list xml:id="list113722108141875" text:continue-list="list113721471246616" text:style-name="Outline">
        <text:list-item>
          <text:list>
            <text:list-item>
              <text:h text:style-name="Heading_20_2" text:outline-level="2"><text:bookmark-start text:name="__RefHeading___Toc685_1590425285"/>Precisamos de um salvador porque:<text:bookmark-end text:name="__RefHeading___Toc685_1590425285"/></text:h>
            </text:list-item>
          </text:list>
        </text:list-item>
      </text:list>
      <text:list xml:id="list400671170" text:style-name="L3">
        <text:list-item>
          <text:p text:style-name="P126">Por que morremos: “No dia que comerdes morrereis”. Tiramos a decisão de Deus</text:p>
        </text:list-item>
        <text:list-item>
          <text:p text:style-name="P126">A morte gerou</text:p>
        </text:list-item>
        <text:list-item>
          <text:p text:style-name="P126">Deformação da imagem de Deus, quebramos a unidade da relação Deus não podia se ver na gente.</text:p>
        </text:list-item>
        <text:list-item>
          <text:p text:style-name="P126">João 1:1<text:span text:style-name="T14">2</text:span>; 3:3; 6:44; 8:43; Ef 2:1-4</text:p>
          <text:list>
            <text:list-item>
              <text:p text:style-name="P127">Resistência</text:p>
            </text:list-item>
            <text:list-item>
              <text:p text:style-name="P127">Cegueira</text:p>
            </text:list-item>
            <text:list-item>
              <text:p text:style-name="P127">Incapacidade</text:p>
            </text:list-item>
            <text:list-item>
              <text:p text:style-name="P127">Surdez</text:p>
            </text:list-item>
          </text:list>
        </text:list-item>
      </text:list>
      <text:p text:style-name="P21">O Homem natural é todo aquele que não nasceu de novo.</text:p>
      <text:p text:style-name="P26">Pano de fundo soteriológico</text:p>
      <text:list xml:id="list3693155077" text:style-name="L4">
        <text:list-item>
          <text:p text:style-name="P128"><text:span text:style-name="T15">A natureza de Deus: Ele é Santo. </text:span><text:span text:style-name="T16">Jó 15:15</text:span></text:p>
        </text:list-item>
        <text:list-item>
          <text:p text:style-name="P129">O lugar da lei de Deus: Tg 2:10; Rm 6:23;</text:p>
        </text:list-item>
        <text:list-item>
          <text:p text:style-name="P129">Condição humana – João; Rm 1:18-32; 3:9-20;</text:p>
        </text:list-item>
        <text:list-item>
          <text:p text:style-name="P129">Cristo – A resposta de Deus Jo 3:16;</text:p>
          <text:list>
            <text:list-item>
              <text:p text:style-name="P129">Você terá de assumir broncas e dívidas que não foi você que fez.</text:p>
            </text:list-item>
          </text:list>
        </text:list-item>
      </text:list>
      <text:p text:style-name="P53"><text:soft-page-break/></text:p>
      <text:p text:style-name="P57">Is god like fixing up stuff with duct tape? Thats what it seems like</text:p>
      <text:p text:style-name="P26"/>
      <text:h text:style-name="P99" text:outline-level="1"/>
      <text:list xml:id="list113721788482112" text:continue-list="list113722108141875" text:style-name="Outline">
        <text:list-item>
          <text:h text:style-name="P109" text:outline-level="1"><text:bookmark-start text:name="__RefHeading___Toc687_1590425285"/>Doutrina da expiação<text:bookmark-end text:name="__RefHeading___Toc687_1590425285"/></text:h>
        </text:list-item>
      </text:list>
      <text:p text:style-name="P27"><text:tab/><text:span text:style-name="T16">Uma síntese de toda a soteriologia.</text:span></text:p>
      <text:p text:style-name="P27"/>
      <text:p text:style-name="P26">Expiação no Hebraico → <text:span text:style-name="T18">Cobrir</text:span>, purificar, </text:p>
      <text:p text:style-name="P26">Expiação em Português → Purificação de crimes ou faltas cometidas</text:p>
      <text:p text:style-name="P26">Expiação em português → Sofrimento compensatório de culpa; cumprimento de penas</text:p>
      <text:list xml:id="list113721329025332" text:continue-numbering="true" text:style-name="Outline">
        <text:list-item>
          <text:list>
            <text:list-item>
              <text:h text:style-name="Heading_20_2" text:outline-level="2"><text:bookmark-start text:name="__RefHeading___Toc689_1590425285"/>Conceico técnico teológico<text:bookmark-end text:name="__RefHeading___Toc689_1590425285"/></text:h>
            </text:list-item>
          </text:list>
        </text:list-item>
      </text:list>
      <text:p text:style-name="P26">A obra que Jesus Cristo realizou em sua vida e morte para obter a nossa salvação.</text:p>
      <text:list xml:id="list113723313518911" text:continue-numbering="true" text:style-name="Outline">
        <text:list-item>
          <text:list>
            <text:list-item>
              <text:h text:style-name="Heading_20_2" text:outline-level="2"><text:bookmark-start text:name="__RefHeading___Toc691_1590425285"/>As obras da e<text:span text:style-name="T37">x</text:span>piação<text:bookmark-end text:name="__RefHeading___Toc691_1590425285"/></text:h>
            </text:list-item>
          </text:list>
        </text:list-item>
      </text:list>
      <text:list xml:id="list3936117023" text:style-name="L5">
        <text:list-item>
          <text:p text:style-name="P131">Substituição (sacrifício)</text:p>
          <text:list>
            <text:list-item>
              <text:p text:style-name="P131">Is 53; Jo 1:29; 1 Co 15:3</text:p>
            </text:list-item>
            <text:list-item>
              <text:p text:style-name="P131">“Porque primeiramente vos entreguei o que também vos recebi: que Cristo morreu por nossos pecados, segundo as Escrituras</text:p>
            </text:list-item>
            <text:list-item>
              <text:p text:style-name="P131">Princípio teológico – É que o pecado só se paga com a morte</text:p>
            </text:list-item>
          </text:list>
        </text:list-item>
        <text:list-item>
          <text:p text:style-name="P131">Propiciação (apaziguar)</text:p>
          <text:list>
            <text:list-item>
              <text:p text:style-name="P131"><text:span text:style-name="T18">1 Jo 4:10 </text:span>Rm 1:18; 2:15, 8; 4:15; 5:9; 9:22; 12:29; 13:4-5; Ef 2:3; 5:6; Col 3:6; e 1 Ts 1:10; 2:16; 5:9;</text:p>
            </text:list-item>
            <text:list-item>
              <text:p text:style-name="P130"><text:span text:style-name="T17">Princípio teológico: A justiça de Deus é satisfeita pelo sangue de Jesus e a ira santa de Deus </text:span><text:span text:style-name="T7">contra</text:span><text:span text:style-name="T17"> os pecadores é aplacada.</text:span></text:p>
            </text:list-item>
          </text:list>
        </text:list-item>
        <text:list-item>
          <text:p text:style-name="P131">Redenção <text:span text:style-name="T17">(resgate)</text:span></text:p>
          <text:list>
            <text:list-item>
              <text:p text:style-name="P132">Mt 10:28; 2 Co 6:20; <text:span text:style-name="T18">Pe 1:18</text:span><text:span text:style-name="T20">;</text:span></text:p>
            </text:list-item>
            <text:list-item>
              <text:p text:style-name="P132"><text:span text:style-name="T20">Princípio Teológico: Pagar para </text:span><text:span text:style-name="T18">livrar </text:span><text:span text:style-name="T20">alguém </text:span><text:span text:style-name="T18">de um domínio</text:span><text:span text:style-name="T20">.</text:span></text:p>
            </text:list-item>
          </text:list>
        </text:list-item>
        <text:list-item>
          <text:p text:style-name="P131">Reconciliação</text:p>
          <text:list>
            <text:list-item>
              <text:p text:style-name="P133"><text:soft-page-break/>2Co 5:18-19</text:p>
            </text:list-item>
            <text:list-item>
              <text:p text:style-name="P133">Princípio teológico: Não há mais separação.</text:p>
            </text:list-item>
            <text:list-item>
              <text:p text:style-name="P133">Deus aniquilou o abismo que havia entre Deus e o homem.</text:p>
            </text:list-item>
          </text:list>
        </text:list-item>
      </text:list>
      <text:p text:style-name="P29"/>
      <text:p text:style-name="P29">INTERVALO</text:p>
      <text:p text:style-name="P28">– // –</text:p>
      <text:p text:style-name="Text_20_body">A situação do homem:</text:p>
      <text:list xml:id="list1330244678" text:style-name="L6">
        <text:list-item>
          <text:p text:style-name="P135">Escravizados ao pecado</text:p>
        </text:list-item>
        <text:list-item>
          <text:p text:style-name="P135">Merecemos morrer como castigo pelo pecado</text:p>
        </text:list-item>
        <text:list-item>
          <text:p text:style-name="P135">Merecemos receber a ira de Deus contra oepecado</text:p>
        </text:list-item>
        <text:list-item>
          <text:p text:style-name="P134"><text:span text:style-name="T22">Estamos separados de Deus pelos </text:span><text:span text:style-name="T3">nosso</text:span><text:span text:style-name="T22"> pecados.</text:span></text:p>
        </text:list-item>
      </text:list>
      <text:p text:style-name="P30">A obra de Cristo</text:p>
      <text:list xml:id="list1537057216" text:style-name="L7">
        <text:list-item>
          <text:p text:style-name="P136">Redenção</text:p>
        </text:list-item>
        <text:list-item>
          <text:p text:style-name="P136">Substituição</text:p>
        </text:list-item>
        <text:list-item>
          <text:p text:style-name="P136">Propiciação</text:p>
        </text:list-item>
        <text:list-item>
          <text:p text:style-name="P136">Reconciliação</text:p>
        </text:list-item>
      </text:list>
      <text:p text:style-name="P30"/>
      <text:list xml:id="list113723434245454" text:continue-list="list113723313518911" text:style-name="Outline">
        <text:list-item>
          <text:list>
            <text:list-item>
              <text:h text:style-name="Heading_20_2" text:outline-level="2"><text:bookmark-start text:name="__RefHeading___Toc693_1590425285"/>Expiação limitada ou ilimitada?<text:bookmark-end text:name="__RefHeading___Toc693_1590425285"/></text:h>
            </text:list-item>
          </text:list>
        </text:list-item>
      </text:list>
      <text:p text:style-name="P30"><text:span text:style-name="T18">Limitada</text:span>: Ef 5:25; Jo 11:52; 10:15; 15:13;</text:p>
      <text:p text:style-name="P30">Ilimitada: 1 Jo 4:14; 1Jo 2:2-1; Timóteo 2:4-6</text:p>
      <text:p text:style-name="P30"/>
      <text:p text:style-name="P19">Nosso pecado foi encoberto por Jesus Cristo em seu sacrifício.</text:p>
      <text:p text:style-name="P32"/>
      <text:p text:style-name="P32"><text:soft-page-break/>Substituição (sacríficio em nosso lugar)</text:p>
      <text:p text:style-name="P32">Propiciação (apaziguar, aplacar à ira de Deus)</text:p>
      <text:p text:style-name="P32">Redenção (resgate pago a Deus)</text:p>
      <text:p text:style-name="P32">Reconciliação (fim da separação)</text:p>
      <text:h text:style-name="P100" text:outline-level="1"/>
      <text:list xml:id="list113722199389733" text:continue-numbering="true" text:style-name="Outline">
        <text:list-item>
          <text:h text:style-name="P110" text:outline-level="1"><text:bookmark-start text:name="__RefHeading___Toc695_1590425285"/>Doutrina da Justificação<text:bookmark-end text:name="__RefHeading___Toc695_1590425285"/></text:h>
        </text:list-item>
      </text:list>
      <text:p text:style-name="P31">Justificação é um ato instantâneo e legal da parte de Deus pelo qual ele:</text:p>
      <text:list xml:id="list2488515791" text:style-name="L8">
        <text:list-item>
          <text:p text:style-name="P137">considera os nososs pecados perdoados e a justiça de Cristo como pertencente a nós e</text:p>
        </text:list-item>
        <text:list-item>
          <text:p text:style-name="P137">declara-nos justos à vista dele. (Rm 3:23-25)</text:p>
        </text:list-item>
      </text:list>
      <text:p text:style-name="P35"><text:span text:style-name="T18">Justificação</text:span> é o ato pelo qual Deus declara Justo todo aquele que recebe a Jesus Cristo.</text:p>
      <text:p text:style-name="P36"/>
      <text:p text:style-name="P37">A justificação é a grande notícia do gólgota. Que todos os nossos pecados. Passado, presente e futuro já estão perdoados em Cristo, Jesus. Não há nenhuma condenação eterna para aqueles que estão em Cristo, Jesus. Diante de Deus não há nada que você possa fazer para pagar seus pecados.</text:p>
      <text:p text:style-name="P37"/>
      <text:p text:style-name="P37"/>
      <text:p text:style-name="P37">Justificação é:</text:p>
      <text:list xml:id="list239073928" text:style-name="L9">
        <text:list-item>
          <text:p text:style-name="P138">Ato</text:p>
        </text:list-item>
        <text:list-item>
          <text:p text:style-name="P138">Acontece no tribunal de Deus</text:p>
        </text:list-item>
        <text:list-item>
          <text:p text:style-name="P138">Cancelamento do Juízo</text:p>
        </text:list-item>
        <text:list-item>
          <text:p text:style-name="P138">Remoção da culpa/pena</text:p>
        </text:list-item>
        <text:list-item>
          <text:p text:style-name="P138">É gratuíto</text:p>
        </text:list-item>
        <text:list-item>
          <text:p text:style-name="P138">Mudança de Status</text:p>
        </text:list-item>
      </text:list>
      <text:p text:style-name="P33">OH TEI.</text:p>
      <text:p text:style-name="P61"><text:span text:style-name="T20">“</text:span><text:span text:style-name="T19">Você não é um pecador lutando pela Santidade e Justiça. Eu sou um Justo lutando contra o pecado.</text:span><text:span text:style-name="T21">” – AGUIAR, Alessandro</text:span></text:p>
      <text:list xml:id="list113721901110365" text:continue-list="list113722199389733" text:style-name="Outline">
        <text:list-item>
          <text:h text:style-name="P107" text:outline-level="1"><text:bookmark-start text:name="__RefHeading___Toc888_2870932145"/>Doutrina da Regeneração<text:bookmark-end text:name="__RefHeading___Toc888_2870932145"/></text:h>
        </text:list-item>
      </text:list>
      <text:p text:style-name="P39">→ João 8</text:p>
      <text:p text:style-name="P38">Ideia pro TCC do Filipe: Comparando o peso imposto sobre a família do Pastor com o peso do Pecado.</text:p>
      <text:p text:style-name="P39"/>
      <text:p text:style-name="P39">“Jesus ensina-nos que santos nunca carregam pedras nas mãos. Só carregam pedras nas mãos, religiosos que desempenham um papel diabólico.”</text:p>
      <text:p text:style-name="P40">Continuação; Recapitulando…</text:p>
      <text:h text:style-name="P101" text:outline-level="1"/>
      <text:list xml:id="list113723313944712" text:continue-numbering="true" text:style-name="Outline">
        <text:list-item>
          <text:h text:style-name="P111" text:outline-level="1"><text:bookmark-start text:name="__RefHeading___Toc699_1590425285"/>Doutrina da regeneração<text:bookmark-end text:name="__RefHeading___Toc699_1590425285"/></text:h>
        </text:list-item>
      </text:list>
      <text:p text:style-name="P40">A principal doutrina pregada pelos puritanos.</text:p>
      <text:p text:style-name="P40"/>
      <text:p text:style-name="P40">“Tudo começa com a regeneração.”</text:p>
      <text:p text:style-name="P40">Precisamso voltar a falar sobre a regeneração.</text:p>
      <text:p text:style-name="P40"/>
      <text:p text:style-name="P41">Quando você olha para a história as conversões de fato geravam um impacto. </text:p>
      <text:p text:style-name="P41">Compositor de Maravilhosa Graça impactou</text:p>
      <text:p text:style-name="P41"/>
      <text:p text:style-name="P41">Por que há tantos pseudo-cristãos?</text:p>
      <text:p text:style-name="P41">→ Apelos levando à conversões rasas pela falta do acompanhamento.</text:p>
      <text:p text:style-name="P41"/>
      <text:p text:style-name="P41"/>
      <text:list xml:id="list113722742725185" text:continue-numbering="true" text:style-name="Outline">
        <text:list-item>
          <text:list>
            <text:list-item>
              <text:h text:style-name="P116" text:outline-level="2"><text:bookmark-start text:name="__RefHeading___Toc701_1590425285"/>O novo nascimento<text:bookmark-end text:name="__RefHeading___Toc701_1590425285"/></text:h>
            </text:list-item>
          </text:list>
        </text:list-item>
      </text:list>
      <text:p text:style-name="P41">A necessidade da regeneração – ninguém nasce naturalmente de novo (Jo 3:3; 1 Co 2:14; Ef 2:1-3)</text:p>
      <text:p text:style-name="P41"/>
      <text:list xml:id="list113722979628200" text:continue-numbering="true" text:style-name="Outline">
        <text:list-item>
          <text:list>
            <text:list-item>
              <text:h text:style-name="Heading_20_2" text:outline-level="2"><text:bookmark-start text:name="__RefHeading___Toc703_1590425285"/>Regeneração <text:span text:style-name="T23">não </text:span>é <text:bookmark-end text:name="__RefHeading___Toc703_1590425285"/></text:h>
            </text:list-item>
          </text:list>
        </text:list-item>
      </text:list>
      <text:list xml:id="list454577848" text:style-name="L10">
        <text:list-item>
          <text:p text:style-name="P139">Mudança de comportamento</text:p>
        </text:list-item>
        <text:list-item>
          <text:p text:style-name="P139">Mudança em uma ou mais faculdade da alma (emoções)</text:p>
        </text:list-item>
        <text:list-item>
          <text:p text:style-name="P139">Não é uma recuperação da nossa antiga natureza</text:p>
        </text:list-item>
      </text:list>
      <text:p text:style-name="P42"/>
      <text:list xml:id="list113723405373048" text:continue-list="list113722979628200" text:style-name="Outline">
        <text:list-item>
          <text:list>
            <text:list-item>
              <text:h text:style-name="P117" text:outline-level="2"><text:bookmark-start text:name="__RefHeading___Toc705_1590425285"/><text:soft-page-break/>Regeneração é<text:bookmark-end text:name="__RefHeading___Toc705_1590425285"/></text:h>
            </text:list-item>
          </text:list>
        </text:list-item>
      </text:list>
      <text:p text:style-name="P20">É <text:span text:style-name="T18">o ato de Deus</text:span> pelo qual o <text:span text:style-name="T18">princípio</text:span> da nova vida é implantado no homem, e a disposição <text:span text:style-name="T18">dominante</text:span> da alma se faz santa.</text:p>
      <text:p text:style-name="P43">(Ez 11:19-20; Jo 1:13; 3:3-8; Tg 1:18; At 16:14; Tt 3:5; 2 Pe 1:3)</text:p>
      <text:p text:style-name="P43"/>
      <text:p text:style-name="P43"><text:span text:style-name="T18">Sinergismo</text:span>: é que nós participamos do nosso novo nascimento. (Você tem participação nessa obra)</text:p>
      <text:p text:style-name="P44">Monergismo<text:span text:style-name="T20">: é que nós não participamos do nosso novo nascimento. Deus o faz.</text:span></text:p>
      <text:p text:style-name="P43"/>
      <text:p text:style-name="P47">INTERVALO</text:p>
      <text:p text:style-name="P46"/>
      <text:p text:style-name="P48">A partir do meu novo nascimento, os meus atos de bondade<text:span text:style-name="T25"> </text:span><text:span text:style-name="T26">não</text:span><text:span text:style-name="T29"> são</text:span><text:span text:style-name="T24">:</text:span></text:p>
      <text:list xml:id="list1892255551" text:style-name="L11">
        <text:list-item>
          <text:p text:style-name="P140">Favor</text:p>
        </text:list-item>
        <text:list-item>
          <text:p text:style-name="P140">Obrigação<text:note text:id="ftn1" text:note-class="footnote"><text:note-citation>1</text:note-citation><text:note-body><text:p text:style-name="P94">O espírito da obrigação é inimigo da alegria. – AGUIAR, Alessandro</text:p></text:note-body></text:note></text:p>
        </text:list-item>
        <text:list-item>
          <text:p text:style-name="P141">Extraordinário</text:p>
        </text:list-item>
        <text:list-item>
          <text:p text:style-name="P141">Opção</text:p>
        </text:list-item>
        <text:list-item>
          <text:p text:style-name="P142">Mérito</text:p>
        </text:list-item>
        <text:list-item>
          <text:p text:style-name="P142">Fraqueza</text:p>
        </text:list-item>
      </text:list>
      <text:p text:style-name="P54"/>
      <text:p text:style-name="P54">(Ef 2:10)</text:p>
      <text:p text:style-name="P54"/>
      <text:p text:style-name="P49"><text:span text:style-name="T28">Mas do meu novo nascimento, os meus atos de bondade </text:span><text:span text:style-name="T25">são</text:span><text:span text:style-name="T28">:</text:span></text:p>
      <text:list xml:id="list3568090655" text:style-name="L12">
        <text:list-item>
          <text:p text:style-name="P146"><text:span text:style-name="T28">Minha Natureza </text:span><text:span text:style-name="T30">(2 Co 5:15-19)</text:span></text:p>
          <text:list>
            <text:list-item>
              <text:p text:style-name="P143"><text:soft-page-break/>A maior notícia do evangelho não é que Deus me amou, nem perdoou ou me salvou, a grandeza do evangelho é que tendo ele me amado eu posso amar o outro da maneira que ele me amou, posso perdoar os outros como ele me perdoou, posso salvar outros como ele me salvou.</text:p>
            </text:list-item>
            <text:list-item>
              <text:p text:style-name="P144">AGORA EU TENHO ALGO A OFERECER, EU TENHO ALGO A ENTREGAR.</text:p>
            </text:list-item>
          </text:list>
        </text:list-item>
      </text:list>
      <text:p text:style-name="P55"/>
      <text:p text:style-name="P56">A partir da regeneração não somos mais fome nem sede, somos pão e água.</text:p>
      <text:p text:style-name="P51"/>
      <text:p text:style-name="P51">Despertai o dom que já está em mim, Senhor.</text:p>
      <text:p text:style-name="P52"/>
      <text:p text:style-name="P52"/>
      <text:p text:style-name="P50"><text:span text:style-name="T28">Não podemos subestimar aqueles que não nasceram de novo. Essas são todas as realidades daqueles que ainda não nasceram de novo. </text:span><text:span text:style-name="T31">Cuidado com as expectativas naqueles que não nasceram de novo.</text:span></text:p>
      <text:p text:style-name="P52">Amém.</text:p>
      <text:p text:style-name="P52"/>
      <text:list xml:id="list113723105474230" text:continue-list="list113723405373048" text:style-name="Outline">
        <text:list-item>
          <text:h text:style-name="P102" text:outline-level="1"/>
        </text:list-item>
      </text:list>
      <text:p text:style-name="P58">A regeneração e o novo nascimento trará impacto no ambiente que estamos inseridos.</text:p>
      <text:list xml:id="list113721315466667" text:continue-numbering="true" text:style-name="Outline">
        <text:list-item>
          <text:h text:style-name="P107" text:outline-level="1"><text:bookmark-start text:name="__RefHeading___Toc890_2870932145"/><text:span text:style-name="T37">Doutrina da </text:span>Conversão<text:bookmark-end text:name="__RefHeading___Toc890_2870932145"/></text:h>
        </text:list-item>
      </text:list>
      <text:p text:style-name="P62">Fé e arrependimento</text:p>
      <text:p text:style-name="P60">Marcos 1:15</text:p>
      <text:p text:style-name="P60"/>
      <text:p text:style-name="P60">“Conversão é a nossa resposta espontânea ao chamado do evangelho, pela qual sinceramente nos arrependemos dos nossos pecados e colocamos nossa fé em Cristo para receber a salvação.”</text:p>
      <text:p text:style-name="P60"/>
      <text:list xml:id="list113721792372760" text:continue-numbering="true" text:style-name="Outline">
        <text:list-item>
          <text:list>
            <text:list-item>
              <text:h text:style-name="P118" text:outline-level="2"><text:bookmark-start text:name="__RefHeading___Toc892_2870932145"/>Fé<text:bookmark-end text:name="__RefHeading___Toc892_2870932145"/></text:h>
            </text:list-item>
          </text:list>
        </text:list-item>
      </text:list>
      <text:p text:style-name="P63"><text:tab/><text:span text:style-name="T38">O firme fundamento das coisas que se esperam mas ainda não se veem.</text:span></text:p>
      <text:list xml:id="list4018739672" text:style-name="L13">
        <text:list-item>
          <text:p text:style-name="P147">Sem fé é impossível agradar a Deus.</text:p>
        </text:list-item>
      </text:list>
      <text:p text:style-name="P63"/>
      <text:list xml:id="list113723359572061" text:continue-numbering="true" text:style-name="L13">
        <text:list-item>
          <text:p text:style-name="P147">Conhecimento</text:p>
        </text:list-item>
        <text:list-item>
          <text:p text:style-name="P147">Concordância</text:p>
        </text:list-item>
        <text:list-item>
          <text:p text:style-name="P147">Confiança</text:p>
        </text:list-item>
      </text:list>
      <text:list xml:id="list113722868373171" text:continue-list="list113721792372760" text:style-name="Outline">
        <text:list-item>
          <text:list>
            <text:list-item>
              <text:list>
                <text:list-item>
                  <text:h text:style-name="P121" text:outline-level="3"><text:bookmark-start text:name="__RefHeading___Toc894_2870932145"/>A fé natural<text:bookmark-end text:name="__RefHeading___Toc894_2870932145"/></text:h>
                </text:list-item>
              </text:list>
            </text:list-item>
          </text:list>
        </text:list-item>
      </text:list>
      <text:p text:style-name="P62">Todo homem natural têm. Crêmos na natureza, na ciência, etc. Fé não salvífica </text:p>
      <text:list xml:id="list113721790203829" text:continue-numbering="true" text:style-name="Outline">
        <text:list-item>
          <text:list>
            <text:list-item>
              <text:list>
                <text:list-item>
                  <text:h text:style-name="P121" text:outline-level="3"><text:bookmark-start text:name="__RefHeading___Toc896_2870932145"/>A fé salvífica<text:bookmark-end text:name="__RefHeading___Toc896_2870932145"/></text:h>
                </text:list-item>
              </text:list>
            </text:list-item>
          </text:list>
        </text:list-item>
      </text:list>
      <text:p text:style-name="P62">A fé que vem de Deus para a salvação do homem</text:p>
      <text:list xml:id="list113721998751459" text:continue-numbering="true" text:style-name="Outline">
        <text:list-item>
          <text:list>
            <text:list-item>
              <text:list>
                <text:list-item>
                  <text:h text:style-name="P121" text:outline-level="3"><text:bookmark-start text:name="__RefHeading___Toc898_2870932145"/>A fé como dom<text:bookmark-end text:name="__RefHeading___Toc898_2870932145"/></text:h>
                </text:list-item>
              </text:list>
            </text:list-item>
          </text:list>
        </text:list-item>
      </text:list>
      <text:p text:style-name="P62">A fé sobrenatural que a pessoa passa a crer de maneira impetuosa, indomável e sem prescedência.</text:p>
      <text:p text:style-name="P62"><text:span text:style-name="T18">Incredulidade</text:span> não é falta de fé, mas fé naquilo que não foi gerado em Deus.</text:p>
      <text:p text:style-name="P62"/>
      <text:list xml:id="list113723180480033" text:continue-numbering="true" text:style-name="Outline">
        <text:list-item>
          <text:h text:style-name="P103" text:outline-level="1"><text:bookmark-start text:name="__RefHeading___Toc900_2870932145"/><text:soft-page-break/>Arrependimento<text:bookmark-end text:name="__RefHeading___Toc900_2870932145"/></text:h>
          <text:list>
            <text:list-item>
              <text:h text:style-name="Heading_20_2" text:outline-level="2"><text:bookmark-start text:name="__RefHeading___Toc902_2870932145"/>A visão do pecado<text:bookmark-end text:name="__RefHeading___Toc902_2870932145"/></text:h>
            </text:list-item>
          </text:list>
        </text:list-item>
      </text:list>
      <text:list xml:id="list2429983789" text:style-name="L14">
        <text:list-item>
          <text:p text:style-name="P148">Chamar o pecado pelo nome. Reconhecer e discernir o pecado</text:p>
        </text:list-item>
        <text:list-item>
          <text:p text:style-name="P148">Tristeza pelo pecado.</text:p>
        </text:list-item>
        <text:list-item>
          <text:p text:style-name="P148"><text:s/>Confissão do pecado</text:p>
        </text:list-item>
        <text:list-item>
          <text:p text:style-name="P148">Vergonha do pecado</text:p>
        </text:list-item>
        <text:list-item>
          <text:p text:style-name="P148">Aversão ao pecado</text:p>
        </text:list-item>
        <text:list-item>
          <text:p text:style-name="P148">Distancia do pecado</text:p>
        </text:list-item>
      </text:list>
      <text:p text:style-name="P64"/>
      <text:p text:style-name="P64">Após o arrependimento, <text:span text:style-name="T40">nossa vida toda é impactada intelectualmente</text:span></text:p>
      <text:p text:style-name="P65">Após o arrependimento, nossos sentimentos e emoções serão impactados</text:p>
      <text:p text:style-name="P65">Após o arrependimento, há impacto volicioinal (vontades)</text:p>
      <text:p text:style-name="P65">→ Aqui se estabelece o verdadeiro arrependimento</text:p>
      <text:p text:style-name="P65"/>
      <text:p text:style-name="P65">Conceito prático: Um voltar-se sinceramente para Deus. <text:line-break/></text:p>
      <text:list xml:id="list113722749192759" text:continue-list="list113723180480033" text:style-name="Outline">
        <text:list-item>
          <text:h text:style-name="P112" text:outline-level="1"><text:bookmark-start text:name="__RefHeading___Toc904_2870932145"/>Doutrina da santificação<text:bookmark-end text:name="__RefHeading___Toc904_2870932145"/></text:h>
        </text:list-item>
      </text:list>
      <text:p text:style-name="P66">“Santificação é uma obra progressiva da parte de Deus e do homem que nos torna cada vez mais livres do pecado e semelhantes a Cristo em nossa vida presente.”</text:p>
      <text:p text:style-name="P66">Fp 2:12</text:p>
      <text:p text:style-name="P66"/>
      <text:p text:style-name="P66"><text:span text:style-name="T27">Primeiro amor </text:span>é apenas para uma igreja Caída.</text:p>
      <text:p text:style-name="P66">Há uma continuação implicada.</text:p>
      <text:p text:style-name="P67"/>
      <text:p text:style-name="P67"><text:span text:style-name="T12">O maior inimigo da santificação é a zona de conforto</text:span>, negação ao sacrifício. Ninguém naturalmente se dispõe ao sacrifício. Aquilo que é confortável e não exige energia de mim.</text:p>
      <text:p text:style-name="P22">Nosso cérebro é preguiçoso? … Foi Deus que criou… Será que ele errou?</text:p>
      <text:p text:style-name="P67">Eu não fui chamado para manter nada do mesmo tamanho.</text:p>
      <text:p text:style-name="P22">A excelência de ontem é a mediocridade de hoje.</text:p>
      <text:p text:style-name="P67">PALAVRA CHAVE: Rm 12:<text:span text:style-name="T41">2</text:span> <text:span text:style-name="T41">(transformai-vos)</text:span></text:p>
      <text:p text:style-name="P67"/>
      <text:p text:style-name="P68">INTERVALO</text:p>
      <text:p text:style-name="P68">– // –</text:p>
      <text:p text:style-name="P69"/>
      <text:p text:style-name="P70">Colossenses 3:5 → Fazei, pois, morrer a vossa natureza terrena: prostituição, impureza, paixão lasciva, desejo maligno e a avare, que é idolatria.</text:p>
      <text:p text:style-name="P70">1 Coríntios 9:24 → Correi de tal maneira que o alcanceis.</text:p>
      <text:p text:style-name="P24">De forma prática, a santificação é: Se conformar à semelhança de Jesus</text:p>
      <text:p text:style-name="P24"/>
      <text:p text:style-name="P34"><text:soft-page-break/>2 tipos de perfeição:</text:p>
      <text:list xml:id="list1665030814" text:style-name="L15">
        <text:list-item>
          <text:p text:style-name="P149">Perfeição ideal – na glorificação</text:p>
          <text:list>
            <text:list-item>
              <text:p text:style-name="P150"><text:span text:style-name="T42">Quando </text:span><text:span text:style-name="T5">todos</text:span><text:span text:style-name="T42"> os sentidos espirituais são plenamente desenvolvidos.</text:span></text:p>
            </text:list-item>
          </text:list>
        </text:list-item>
        <text:list-item>
          <text:p text:style-name="P149">Perfeição real – aqui agora</text:p>
          <text:list>
            <text:list-item>
              <text:p text:style-name="P149">Quando estamos de acordo com o tempo de nossa vida.</text:p>
            </text:list-item>
          </text:list>
        </text:list-item>
      </text:list>
      <text:p text:style-name="P72"/>
      <text:p text:style-name="P45">Santificação:</text:p>
      <text:list xml:id="list3359819626" text:style-name="L16">
        <text:list-item>
          <text:p text:style-name="P151">Não é para ver Deus, mas por que vi Deus</text:p>
        </text:list-item>
        <text:list-item>
          <text:p text:style-name="P151">Não é para merecê-lo, mas para manifestá-lo e traduzí-lo</text:p>
        </text:list-item>
        <text:list-item>
          <text:p text:style-name="P151">É a maneira com que vivo a partir do que vi, para que outros que não viram possam também ver.</text:p>
        </text:list-item>
      </text:list>
      <text:p text:style-name="P67"/>
      <text:p text:style-name="P23">Eu sou responsável por aquilo que fiquei exposto e não cresci.</text:p>
      <text:p text:style-name="P71">Ef 4:11 → E ele mesmo concedeu uns para appóstolos, outros para profetas, outros para evangelistas e outros para pastores e mestres, …</text:p>
      <text:p text:style-name="P71"/>
      <text:p text:style-name="P72">Hb 12:</text:p>
      <text:p text:style-name="P72">A única vez que jesus vai tocar em ofensa. Ele fala na parábola do semeador. A terra que se ofendeu era a terra que não tinha raiz.</text:p>
      <text:p text:style-name="P67"/>
      <text:p text:style-name="P67"/>
      <text:list xml:id="list113723003568118" text:continue-list="list113722749192759" text:style-name="Outline">
        <text:list-item>
          <text:h text:style-name="P113" text:outline-level="1"><text:bookmark-start text:name="__RefHeading___Toc1223_1964900057"/>Adoção<text:bookmark-end text:name="__RefHeading___Toc1223_1964900057"/></text:h>
        </text:list-item>
      </text:list>
      <text:p text:style-name="P73">É o ato de Deus pelo qual Deus nos faz membros de sua família</text:p>
      <text:p text:style-name="P73"/>
      <text:p text:style-name="P74">O Homem foi criado para ampliar a família da trindade.</text:p>
      <text:p text:style-name="P74">Não existe um status mais poderoso para nossa identidade do que em entender que somos filhos. Fomos adotados por Deus. (Jo 1:12)</text:p>
      <text:p text:style-name="P74"/>
      <text:p text:style-name="P74">Grande parte dos nossos irmãos vivem a vida não como filhos, mas como escravos.</text:p>
      <text:p text:style-name="P74">Mentalidade de escravo que só é amado quando está fazendo alguma coisa. Filho não.</text:p>
      <text:p text:style-name="P25">Deus não está interessado exclusivamente no meu serviço, mas na minha intimidade.</text:p>
      <text:p text:style-name="P74">→ O prazer do Pai não é ver o filho pra lá e pra cá. O prazer do Pai é ter a presença do filho à mesa.</text:p>
      <text:p text:style-name="P74"/>
      <text:p text:style-name="P74">Trabalhar para Deus até o diabo trabalha… </text:p>
      <text:p text:style-name="P74">Somos chamados para trabalhar com Deus.</text:p>
      <text:p text:style-name="P74"/>
      <text:p text:style-name="P76">Eu não trabalho para chamar a atenção do Pai. Será que Deus é tão desatencioso assim? Quando o Pai nos leva ao trabalho não é para receber mais amor dele. É para que através desse trabalho seja revelado o que ele conheceu do Pai. Não tem a ver com serviço, mas com a intimidade. A doutrina da adoção nos leva a consciência que não somos mais escravos, mas filhos. Temos uma herança.</text:p>
      <text:p text:style-name="P76">Filho enquanto criança em nada se difere do escravo, mas a medida que cresce ele vai acessando a herança. Aquilo que lhe pertence como filho.</text:p>
      <text:list xml:id="list113723365603123" text:continue-numbering="true" text:style-name="Outline">
        <text:list-item>
          <text:h text:style-name="P114" text:outline-level="1"><text:bookmark-start text:name="__RefHeading___Toc1225_1964900057"/>Doutrina da glorificação<text:bookmark-end text:name="__RefHeading___Toc1225_1964900057"/></text:h>
        </text:list-item>
      </text:list>
      <text:p text:style-name="P77">É a transformação em glória integral do nosso corpo, removendo definitivamente todas as sequelas do pecado resultante da queda. Esta obra é o último estágio da aplicação da obra da redenção no processo de salvação (rm 8:30)</text:p>
      <text:p text:style-name="P77"/>
      <text:p text:style-name="P77">As três metáforas:</text:p>
      <text:list xml:id="list2876775071" text:style-name="L17">
        <text:list-item>
          <text:p text:style-name="P152">Porta → Conversão→ Fui salvo → da culpa do pecado → partida</text:p>
        </text:list-item>
        <text:list-item>
          <text:p text:style-name="P152">Caminho → Santificação → Estou sendo salvo → do poder do pecado → caminho</text:p>
        </text:list-item>
        <text:list-item>
          <text:p text:style-name="P152">Escada → Glorificação → Serei salvo → da presença do pecado → chegada</text:p>
        </text:list-item>
      </text:list>
      <text:p text:style-name="P77"/>
      <text:list xml:id="list113722016459760" text:continue-list="list113723365603123" text:style-name="Outline">
        <text:list-item>
          <text:h text:style-name="P115" text:outline-level="1"><text:bookmark-start text:name="__RefHeading___Toc1227_1964900057"/>Doutrina da eleição<text:bookmark-end text:name="__RefHeading___Toc1227_1964900057"/></text:h>
        </text:list-item>
      </text:list>
      <text:p text:style-name="P80">Uma doutrina Paulina e não de Calvino ou Armínio</text:p>
      <text:p text:style-name="P80"/>
      <text:list xml:id="list113722087632193" text:continue-numbering="true" text:style-name="Outline">
        <text:list-item>
          <text:list>
            <text:list-item>
              <text:h text:style-name="P119" text:outline-level="2"><text:bookmark-start text:name="__RefHeading___Toc1229_1964900057"/>Anátema<text:bookmark-end text:name="__RefHeading___Toc1229_1964900057"/></text:h>
            </text:list-item>
          </text:list>
        </text:list-item>
      </text:list>
      <text:list xml:id="list158070107" text:style-name="L18">
        <text:list-item>
          <text:p text:style-name="P153">Uma eleição que não alimenta uma vida piedosa. Ef 1:4-5</text:p>
        </text:list-item>
        <text:list-item>
          <text:p text:style-name="P153">Que anula mandamentos imprescindíveis da evangelização. Mc 16:15</text:p>
        </text:list-item>
        <text:list-item>
          <text:p text:style-name="P153">Qualquer visão sobre eleição e predestinação que isenta a responsabilidade. <text:span text:style-name="T44">2</text:span> Pe 1:<text:span text:style-name="T44">10</text:span></text:p>
        </text:list-item>
        <text:list-item>
          <text:p text:style-name="P154">A eleição que rouba a glória de Deus. </text:p>
        </text:list-item>
      </text:list>
      <text:list xml:id="list113721393505990" text:continue-list="list113722087632193" text:style-name="Outline">
        <text:list-item>
          <text:list>
            <text:list-item>
              <text:h text:style-name="Heading_20_2" text:outline-level="2"><text:bookmark-start text:name="__RefHeading___Toc1231_1964900057"/>Como o novo <text:span text:style-name="T45">testamento nos ensina sobre a eleição</text:span><text:bookmark-end text:name="__RefHeading___Toc1231_1964900057"/></text:h>
            </text:list-item>
          </text:list>
        </text:list-item>
      </text:list>
      <text:list xml:id="list2835512306" text:style-name="L19">
        <text:list-item>
          <text:p text:style-name="P156">Como um consolo Rm 8:28</text:p>
        </text:list-item>
        <text:list-item>
          <text:p text:style-name="P155"><text:span text:style-name="T45">Como um razão para louvar a Deus E</text:span><text:span text:style-name="T6">fésios </text:span><text:span text:style-name="T45">1:26</text:span></text:p>
        </text:list-item>
        <text:list-item>
          <text:p text:style-name="P156">Como um incentivo à evangelização 2 Tm 2:e10</text:p>
        </text:list-item>
      </text:list>
      <text:list xml:id="list113723327266853" text:continue-list="list113721393505990" text:style-name="Outline">
        <text:list-item>
          <text:list>
            <text:list-item>
              <text:h text:style-name="Heading_20_2" text:outline-level="2"><text:bookmark-start text:name="__RefHeading___Toc1233_1964900057"/>Conceitos<text:bookmark-end text:name="__RefHeading___Toc1233_1964900057"/></text:h>
            </text:list-item>
          </text:list>
        </text:list-item>
      </text:list>
      <text:p text:style-name="P81">Eleição é Deus selecionando aqueles que serão salvos</text:p>
      <text:p text:style-name="P81">Predestinação é o destino daqueles que foram escolhidos</text:p>
      <text:p text:style-name="P81"/>
      <text:list xml:id="list113721800711329" text:continue-numbering="true" text:style-name="Outline">
        <text:list-item>
          <text:list>
            <text:list-item>
              <text:h text:style-name="P120" text:outline-level="2"><text:bookmark-start text:name="__RefHeading___Toc1235_1964900057"/>Eleição segundo Armínio<text:bookmark-end text:name="__RefHeading___Toc1235_1964900057"/></text:h>
            </text:list-item>
          </text:list>
        </text:list-item>
      </text:list>
      <text:p text:style-name="P81">É o decreto de Deus pelo qual de Si mesmo, desde a eternidade, decretou justificar em Cristo, os crentes e aceitá-los para a vida eterna “Só Deus determina quem será salvo e a sua determinação é que todos que creem em Jesus através da fé sejam justificados</text:p>
      <text:list xml:id="list113723251279249" text:continue-numbering="true" text:style-name="Outline">
        <text:list-item>
          <text:list>
            <text:list-item>
              <text:h text:style-name="P120" text:outline-level="2"><text:bookmark-start text:name="__RefHeading___Toc1237_1964900057"/><text:soft-page-break/>Eleição segundo calvino <text:bookmark-end text:name="__RefHeading___Toc1237_1964900057"/></text:h>
            </text:list-item>
          </text:list>
        </text:list-item>
      </text:list>
      <text:p text:style-name="P81">“Eleição é um ato eterno de Deus, pelo qual em sua vontade soberana, e por de nenhum mérito antevisto neles, ele escolhe certos homens pecadores para receber a graça especial do seu Espírito e assim, se tornarem participantes voluntários da salvação de Cristo.</text:p>
      <text:p text:style-name="P81"/>
      <text:p text:style-name="P82">A coerência sobre o tema ensina que Deus elege ativamente os eleitos, e entrega os ímpios aos seus pecados. </text:p>
      <text:p text:style-name="P82"/>
      <table:table table:name="Table1" table:style-name="Table1">
        <table:table-column table:style-name="Table1.A"/>
        <table:table-column table:style-name="Table1.B"/>
        <table:table-row table:style-name="TableLine94032022090528">
          <table:table-cell table:style-name="Table1.A1" office:value-type="string">
            <text:list xml:id="list113721489753442" text:continue-numbering="true" text:style-name="Outline">
              <text:list-item>
                <text:h text:style-name="P104" text:outline-level="1"><text:bookmark-start text:name="__RefHeading___Toc1239_1964900057"/>Armínio<text:bookmark-end text:name="__RefHeading___Toc1239_1964900057"/></text:h>
              </text:list-item>
            </text:list>
            <text:list xml:id="list1479196182" text:style-name="L20">
              <text:list-item>
                <text:p text:style-name="P157">Depravação total *</text:p>
              </text:list-item>
              <text:list-item>
                <text:p text:style-name="P157">Eleição condicional</text:p>
              </text:list-item>
              <text:list-item>
                <text:p text:style-name="P157">Expiação ilimitada</text:p>
              </text:list-item>
              <text:list-item>
                <text:p text:style-name="P157">Graça Resistível</text:p>
              </text:list-item>
              <text:list-item>
                <text:p text:style-name="P157">“Decair da graça”</text:p>
              </text:list-item>
            </text:list>
          </table:table-cell>
          <table:table-cell table:style-name="Table1.B1" office:value-type="string">
            <text:list xml:id="list113722514994451" text:continue-list="list113721489753442" text:style-name="Outline">
              <text:list-item>
                <text:h text:style-name="P105" text:outline-level="1"><text:bookmark-start text:name="__RefHeading___Toc1241_1964900057"/>Calvino<text:bookmark-end text:name="__RefHeading___Toc1241_1964900057"/></text:h>
              </text:list-item>
            </text:list>
            <text:list xml:id="list1918591989" text:style-name="L21">
              <text:list-item>
                <text:p text:style-name="P158">Depravação total</text:p>
              </text:list-item>
              <text:list-item>
                <text:p text:style-name="P158">Eleição incondicional</text:p>
              </text:list-item>
              <text:list-item>
                <text:p text:style-name="P158">Expiação limitada</text:p>
              </text:list-item>
              <text:list-item>
                <text:p text:style-name="P158">Graça irresistivel</text:p>
              </text:list-item>
              <text:list-item>
                <text:p text:style-name="P158">Perseverança dos santos</text:p>
              </text:list-item>
            </text:list>
          </table:table-cell>
        </table:table-row>
      </table:table>
      <text:p text:style-name="P82"/>
      <text:p text:style-name="P83">3 Visões sobre a perda da salvação</text:p>
      <text:list xml:id="list3294453452" text:style-name="L22">
        <text:list-item>
          <text:p text:style-name="P159">A salvação pode ser perdida</text:p>
          <text:list>
            <text:list-item>
              <text:p text:style-name="P159">Oh no</text:p>
            </text:list-item>
          </text:list>
        </text:list-item>
        <text:list-item>
          <text:p text:style-name="P159">A salvação pode ser raramente perdida</text:p>
          <text:list>
            <text:list-item>
              <text:p text:style-name="P159">Oh pog</text:p>
            </text:list-item>
          </text:list>
        </text:list-item>
        <text:list-item>
          <text:p text:style-name="P159">A salvação não pode jamais ser perdida</text:p>
          <text:list>
            <text:list-item>
              <text:p text:style-name="P159">Me likie,</text:p>
            </text:list-item>
          </text:list>
        </text:list-item>
      </text:list>
      <text:p text:style-name="Text_20_body"/>
      <text:p text:style-name="P75"><text:soft-page-break/></text:p>
      <text:p text:style-name="P91">SOTERIOLOGIA EM ROMANOS</text:p>
      <text:p text:style-name="P78"><text:tab/>Romanos tem um <text:span text:style-name="T43">problema</text:span> o pecado.</text:p>
      <text:list xml:id="list3558595143" text:style-name="L23">
        <text:list-item>
          <text:p text:style-name="P160">Os gentios pecaram</text:p>
        </text:list-item>
        <text:list-item>
          <text:p text:style-name="P160">Os judeus pecaram</text:p>
        </text:list-item>
        <text:list-item>
          <text:p text:style-name="P160">Todos pecaram</text:p>
        </text:list-item>
      </text:list>
      <text:p text:style-name="P78"><text:tab/>Romanos tem um <text:span text:style-name="T43">remédio</text:span> contra o pecado</text:p>
      <text:list xml:id="list113722230887919" text:continue-numbering="true" text:style-name="L23">
        <text:list-item>
          <text:p text:style-name="P160">Justificação: O remédio</text:p>
        </text:list-item>
        <text:list-item>
          <text:p text:style-name="P160">Justificação: Paz com Deus</text:p>
        </text:list-item>
        <text:list-item>
          <text:p text:style-name="P160">Justificação: Santificação</text:p>
        </text:list-item>
      </text:list>
      <text:p text:style-name="P78"><text:tab/>Romanos nos apresenta os <text:span text:style-name="T43">inimigos</text:span> da santificação</text:p>
      <text:list xml:id="list113721414509497" text:continue-numbering="true" text:style-name="L23">
        <text:list-item>
          <text:p text:style-name="P160">Inimigos da santificação</text:p>
        </text:list-item>
        <text:list-item>
          <text:p text:style-name="P160">Glorificação</text:p>
        </text:list-item>
      </text:list>
      <text:p text:style-name="P78"><text:tab/>Uma história de <text:span text:style-name="T43">amor entre Deus e Israel</text:span></text:p>
      <text:list xml:id="list113722948151818" text:continue-numbering="true" text:style-name="L23">
        <text:list-item>
          <text:p text:style-name="P160">Deus escolhe Israel</text:p>
        </text:list-item>
        <text:list-item>
          <text:p text:style-name="P160">Israel rejeita Deus</text:p>
        </text:list-item>
        <text:list-item>
          <text:p text:style-name="P160">Deus salva Israel</text:p>
        </text:list-item>
      </text:list>
      <text:p text:style-name="P78"><text:tab/>Romanos tem uma <text:span text:style-name="T43">vida prática</text:span> de salvação</text:p>
      <text:list xml:id="list113722227337992" text:continue-numbering="true" text:style-name="L23">
        <text:list-item>
          <text:p text:style-name="P160">Amar a Deus</text:p>
        </text:list-item>
        <text:list-item>
          <text:p text:style-name="P160">Amar as autoridades</text:p>
        </text:list-item>
        <text:list-item>
          <text:p text:style-name="P160">Amar os de dentro</text:p>
        </text:list-item>
        <text:list-item>
          <text:p text:style-name="P160">Amar os de fora</text:p>
        </text:list-item>
        <text:list-item>
          <text:p text:style-name="P160">Saudações</text:p>
        </text:list-item>
      </text:list>
      <text:p text:style-name="P79">Romanos precisa terminar no nosso dia a dia.</text:p>
      <text:list xml:id="list113721691242930" text:continue-list="list113722514994451" text:style-name="Outline">
        <text:list-item>
          <text:h text:style-name="P106" text:outline-level="1"><text:soft-page-break/>Como evangelizar os hackers</text:h>
        </text:list-item>
      </text:list>
      <text:list xml:id="list2412542602" text:style-name="L24">
        <text:list-item>
          <text:p text:style-name="P161"><text:span text:style-name="T46">Expiação →</text:span><text:span text:style-name="T47"> </text:span><text:span text:style-name="T8">Provisão de um proxy</text:span></text:p>
          <text:list>
            <text:list-item>
              <text:p text:style-name="P162">Substituição →<text:span text:style-name="T47"> </text:span><text:span text:style-name="T48">Proxy</text:span></text:p>
            </text:list-item>
            <text:list-item>
              <text:p text:style-name="P162">Propiciação →<text:span text:style-name="T47"> </text:span><text:span text:style-name="T54">O amor do pai que o fez entregar um proxy ao filho</text:span></text:p>
            </text:list-item>
            <text:list-item>
              <text:p text:style-name="P162">Redenção →<text:span text:style-name="T47"> </text:span><text:span text:style-name="T54">Assinatura da </text:span><text:span text:style-name="T55">norton</text:span></text:p>
            </text:list-item>
            <text:list-item>
              <text:p text:style-name="P162">Reconciliação →<text:span text:style-name="T47"> </text:span><text:span text:style-name="T54">O movimento do pai</text:span></text:p>
            </text:list-item>
          </text:list>
        </text:list-item>
        <text:list-item>
          <text:p text:style-name="P162">Justificação →<text:span text:style-name="T47"> </text:span><text:span text:style-name="T50">O dono da VPN </text:span></text:p>
        </text:list-item>
        <text:list-item>
          <text:p text:style-name="P162">Conversão →<text:span text:style-name="T47"> </text:span><text:span text:style-name="T54">O filho se voltando ao pai que o amou</text:span></text:p>
        </text:list-item>
        <text:list-item>
          <text:p text:style-name="P162">Regeneração→<text:span text:style-name="T47"> </text:span><text:span text:style-name="T56">Reconexão do acesso</text:span></text:p>
        </text:list-item>
        <text:list-item>
          <text:p text:style-name="P162">Santificação→<text:span text:style-name="T47"> </text:span><text:span text:style-name="T48">Antivíru</text:span><text:span text:style-name="T49">s</text:span></text:p>
        </text:list-item>
        <text:list-item>
          <text:p text:style-name="P162">Adoção→<text:span text:style-name="T47"> </text:span><text:span text:style-name="T54">O Filho rebelde novamente </text:span></text:p>
        </text:list-item>
        <text:list-item>
          <text:p text:style-name="P162">Eleição →<text:span text:style-name="T47"> </text:span><text:span text:style-name="T56">Conexão </text:span></text:p>
        </text:list-item>
        <text:list-item>
          <text:p text:style-name="P162">Predestinação →<text:span text:style-name="T47"> </text:span><text:span text:style-name="T56">Escolhido pelo pai</text:span></text:p>
        </text:list-item>
        <text:list-item>
          <text:p text:style-name="P163">Glorificação →<text:span text:style-name="T47"> </text:span><text:span text:style-name="T56">Conexão com o pai e com a internet restaurada</text:span></text:p>
        </text:list-item>
      </text:list>
      <text:p text:style-name="P84"/>
      <text:p text:style-name="P85">Existe um céu</text:p>
      <text:p text:style-name="P85">Existe o pecado</text:p>
      <text:p text:style-name="P85">Houve o sacrifício</text:p>
      <text:p text:style-name="P85">Houve o perdão</text:p>
      <text:p text:style-name="P85">Haverá crescimento </text:p>
      <text:p text:style-name="P86"/>
      <text:p text:style-name="P86"><text:s/></text:p>
      <text:p text:style-name="P87"><text:soft-page-break/><text:span text:style-name="T50"><text:tab/></text:span><text:span text:style-name="T53">(CRIAÇÃO) </text:span><text:span text:style-name="T50">Havia um homem </text:span><text:span text:style-name="T53">(Deus)</text:span><text:span text:style-name="T50">, dono do NordVPN, tinha um </text:span><text:span text:style-name="T53">(</text:span><text:span text:style-name="T50">filho “</text:span><text:span text:style-name="T53">Ser Humano”)</text:span><text:span text:style-name="T50">. </text:span><text:span text:style-name="T51">Seu filho brincava todos os dias no clickjogos, e seu pai havia falado, não clique nos </text:span><text:span text:style-name="T53">(</text:span><text:span text:style-name="T51">anúncios “</text:span><text:span text:style-name="T53">pecados”)</text:span><text:span text:style-name="T51">. </text:span></text:p>
      <text:p text:style-name="P87"><text:span text:style-name="T50"><text:tab/></text:span><text:span text:style-name="T53">(QUEDA) </text:span><text:span text:style-name="T50">Seu filho, </text:span><text:span text:style-name="T51">muito teimoso clicou e</text:span><text:span text:style-name="T50"> pegou um vírus no computador. </text:span><text:span text:style-name="T52">Ele ficou muito irado, mas em amor ao seu filho</text:span><text:span text:style-name="T50">, deu um </text:span><text:span text:style-name="T53">(</text:span><text:span text:style-name="T50">proxy “</text:span><text:span text:style-name="T53">JESUS”)</text:span><text:span text:style-name="T50"> para </text:span><text:span text:style-name="T51">evitar que seu filho continuasse a </text:span><text:span text:style-name="T52">acessar e </text:span><text:span text:style-name="T51">se contaminar </text:span><text:span text:style-name="T52">com vírus </text:span><text:span text:style-name="T53">(EXPIAÇÃO)</text:span><text:span text:style-name="T32">. Mas, </text:span><text:span text:style-name="T33">o vírus continuava em seu computador, mesmo depois de ser protegido pelo proxy</text:span><text:span text:style-name="T32">. </text:span><text:span text:style-name="T34">Havia a necessidade de limpeza do computador </text:span><text:span text:style-name="T36">(</text:span><text:span text:style-name="T34">”</text:span><text:span text:style-name="T36">REDENÇÃO”).</text:span></text:p>
      <text:p text:style-name="P87"><text:span text:style-name="T34"><text:tab/></text:span><text:span text:style-name="T36">(REDENÇÃO) </text:span><text:span text:style-name="T32">Para isso, o pai também pagou uma assinatura do Norton para que </text:span><text:span text:style-name="T34">limpasse e mantesse limpo o computador do filho</text:span><text:span text:style-name="T32">. </text:span><text:span text:style-name="T34">Então, o filho, por livre e espontânea vontade, vendo todo o esforço, investimento e amor do pai, toma mais cuidado para não clicar nos anúncios, não apenas do clickjogos, mas de todos os sites duvidosos </text:span><text:span text:style-name="T36">(“CONVERSÃO”)</text:span><text:span text:style-name="T34">. Após ser limpo ele teve a conexão com seu pai, dono da VPN novamente, e o conhecimento . </text:span><text:span text:style-name="T35">O dono da Vpn escolheu seu filho a se conectar não apenas com essa família mas agora com toda a internet, mas com segurança. Devolvendo a plenitude e o acesso do filho à internet com segurança “</text:span><text:span text:style-name="T36">CONSUMAÇÃO</text:span><text:span text:style-name="T35">”</text:span></text:p>
      <text:p text:style-name="P145"/>
      <text:p text:style-name="P145"/>
      <text:p text:style-name="P84"/>
      <text:p text:style-name="P84"/>
      <text:p text:style-name="P90">Resuminho:</text:p>
      <text:p text:style-name="P67">Expiação → Substituição, propiciação, redenção e reconciliação</text:p>
      <text:p text:style-name="P67">Justificação → Ato de Deus nos declarando Justo</text:p>
      <text:p text:style-name="P67">Regeneração → Nova vida vinda da parte de Deus</text:p>
      <text:p text:style-name="P67">Conversão → Fé é e arrependimento.</text:p>
      <text:p text:style-name="P67"><text:tab/>Fé: Conhecimento, concordância e confiança → Convicção</text:p>
      <text:p text:style-name="P67"><text:tab/>Arrependimento: <text:span text:style-name="T39">Tristeza, </text:span>c<text:span text:style-name="T39">onfissão, </text:span>v<text:span text:style-name="T39">ergonha, </text:span>a<text:span text:style-name="T39">versão, </text:span>d<text:span text:style-name="T39">ist</text:span>â<text:span text:style-name="T39">ncia.</text:span></text:p>
      <text:p text:style-name="P67">Santificação → Desenvolvimento, crescimento e sacrifício.</text:p>
      <text:p text:style-name="P67"/>
      <text:p text:style-name="P67"/>
      <text:p text:style-name="P64">***</text:p>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88">Bibliografia</text:p>
          </text:index-title>
          <text:p text:style-name="P93">1: Nancy Pearcy<text:span text:style-name="Emphasis">, </text:span>Verdade Absoluta. 1ª Edição, Publicador X, 1999.</text:p>
        </text:index-body>
      </text:bibliography>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9</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4:04:18.965370106</meta:creation-date>
    <dc:title>CTM</dc:title>
    <meta:editing-duration>PT3H16M28S</meta:editing-duration>
    <meta:editing-cycles>37</meta:editing-cycles>
    <meta:generator>LibreOffice/6.4.7.2$Linux_X86_64 LibreOffice_project/40$Build-2</meta:generator>
    <dc:date>2021-12-01T11:37:21.155476825</dc:date>
    <meta:document-statistic meta:table-count="1" meta:image-count="5" meta:object-count="0" meta:page-count="29" meta:paragraph-count="355" meta:word-count="2871" meta:character-count="16260" meta:non-whitespace-character-count="13841"/>
    <meta:template xlink:type="simple" xlink:actuate="onRequest" xlink:title="CTM" xlink:href="../../../../../Templates/CTM.ott" meta:date="2021-11-22T14:04:18.386114855"/>
  </office:meta>
</office:document-meta>
</file>